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miri" svg:font-family="Ami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style:font-name="Amiri" style:font-name-complex="Amiri"/>
    </style:style>
    <style:style style:name="ce3" style:family="table-cell" style:parent-style-name="Default">
      <style:table-cell-properties fo:background-color="#fff200"/>
      <style:text-properties style:font-name="Amiri" style:font-name-complex="Ami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singularPatter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Type</text:p>
          </table:table-cell>
          <table:table-cell office:value-type="string" calcext:value-type="string">
            <text:p>vType</text:p>
          </table:table-cell>
          <table:table-cell office:value-type="string" calcext:value-type="string">
            <text:p>isBrokenPlural</text:p>
          </table:table-cell>
          <table:table-cell office:value-type="string" calcext:value-type="string">
            <text:p>hasBrokenPlural</text:p>
          </table:table-cell>
          <table:table-cell office:value-type="string" calcext:value-type="string">
            <text:p>hasFem</text:p>
          </table:table-cell>
          <table:table-cell office:value-type="string" calcext:value-type="string">
            <text:p>subOf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lal</text:p>
          </table:table-cell>
          <table:table-cell office:value-type="string" calcext:value-type="string">
            <text:p>singularPattern:ful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رة: در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uEol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بلبل: بلاب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ifoEal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رزبة: مرازب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yAl</text:p>
          </table:table-cell>
          <table:table-cell office:value-type="string" calcext:value-type="string">
            <text:p>singularPattern:f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يل: أفيا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aEol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صقلبي: صقالب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yl</text:p>
          </table:table-cell>
          <table:table-cell office:value-type="string" calcext:value-type="string">
            <text:p>singularPattern:fA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ناصور: نواص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lal</text:p>
          </table:table-cell>
          <table:table-cell office:value-type="string" calcext:value-type="string">
            <text:p>singularPattern:ful~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جلى: جل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wal</text:p>
          </table:table-cell>
          <table:table-cell office:value-type="string" calcext:value-type="string">
            <text:p>singularPattern:f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ورة: سو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iEol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خنصر: خناص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y~</text:p>
          </table:table-cell>
          <table:table-cell office:value-type="string" calcext:value-type="string">
            <text:p>singularPattern:&gt;ufoEiy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ضحية: أضاحي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ol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رفور: فراف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iy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ينار: دنان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yl</text:p>
          </table:table-cell>
          <table:table-cell office:value-type="string" calcext:value-type="string">
            <text:p>singularPattern:faE~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زورة: فواز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lap</text:p>
          </table:table-cell>
          <table:table-cell office:value-type="string" calcext:value-type="string">
            <text:p>singularPattern:faE~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قناص: قناص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~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عقار: عقاق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lAEil</text:p>
          </table:table-cell>
          <table:table-cell office:value-type="string" calcext:value-type="string">
            <text:p>singularPattern:fula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لحفاة: سلاحف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u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لفافة: لفائف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ol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هلهولة: هلاهي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yal</text:p>
          </table:table-cell>
          <table:table-cell office:value-type="string" calcext:value-type="string">
            <text:p>singularPattern:f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يرة: س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i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كنسة: مكانس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yl</text:p>
          </table:table-cell>
          <table:table-cell office:value-type="string" calcext:value-type="string">
            <text:p>singularPattern:mi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جرفة‫:‬ مجاريف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Eil</text:p>
          </table:table-cell>
          <table:table-cell office:value-type="string" calcext:value-type="string">
            <text:p>singularPattern:fuE~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لم: سلال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liy~ap</text:p>
          </table:table-cell>
          <table:table-cell office:value-type="string" calcext:value-type="string">
            <text:p>singularPattern:fuEol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مسري: كمسري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liy~ap</text:p>
          </table:table-cell>
          <table:table-cell office:value-type="string" calcext:value-type="string">
            <text:p>singularPattern:fuEol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مسري: كمسري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wEolAliy~ap</text:p>
          </table:table-cell>
          <table:table-cell office:value-type="string" calcext:value-type="string">
            <text:p>singularPattern:fuwEol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مسري: كمسري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aEoluw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لجوقي: سلاجق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~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زمارة: رمام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~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زمارة: رمام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ap</text:p>
          </table:table-cell>
          <table:table-cell office:value-type="string" calcext:value-type="string">
            <text:p>singularPattern:&lt;ifoE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إسكافي: أساكف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E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شقة: شقق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ضرة: ضرائ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رباج: كرابيج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yil</text:p>
          </table:table-cell>
          <table:table-cell office:value-type="string" calcext:value-type="string">
            <text:p>singularPattern:fiy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يجارة: سجاي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iy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يجارة: سجائ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~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ابة: دواب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~</text:p>
          </table:table-cell>
          <table:table-cell office:value-type="string" calcext:value-type="string">
            <text:p>singularPattern:fuEo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رسي: كراسي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aEolAl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طلياني: طلاين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~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نبوت: نبابيت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~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كان: دكاكين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</text:p>
          </table:table-cell>
          <table:table-cell office:value-type="string" calcext:value-type="string">
            <text:p>singularPattern:fiEoliy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حلية: سحالي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E</text:p>
          </table:table-cell>
          <table:table-cell office:value-type="string" calcext:value-type="string">
            <text:p>singularPattern:fiE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زر: أزرار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كرمة: مكار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E</text:p>
          </table:table-cell>
          <table:table-cell office:value-type="string" calcext:value-type="string">
            <text:p>singularPattern:fi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عدة: عدد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</text:p>
          </table:table-cell>
          <table:table-cell office:value-type="string" calcext:value-type="string">
            <text:p>singularPattern:fuEoli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بري: كباري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Eap</text:p>
          </table:table-cell>
          <table:table-cell office:value-type="string" calcext:value-type="string">
            <text:p>singularPattern:fiE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ب: دبب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}il</text:p>
          </table:table-cell>
          <table:table-cell office:value-type="string" calcext:value-type="string">
            <text:p>singularPattern:maf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ديح: مدائح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a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بطرق: بطارق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fAl</text:p>
          </table:table-cell>
          <table:table-cell office:value-type="string" calcext:value-type="string">
            <text:p>singularPattern:&gt;f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جل: آجا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|Eil</text:p>
          </table:table-cell>
          <table:table-cell office:value-type="string" calcext:value-type="string">
            <text:p>singularPattern:ma&gt;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أثم: مآث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ap</text:p>
          </table:table-cell>
          <table:table-cell office:value-type="string" calcext:value-type="string">
            <text:p>singularPattern:fAEi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اعي‫:‬ دعا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yl</text:p>
          </table:table-cell>
          <table:table-cell office:value-type="string" calcext:value-type="string">
            <text:p>singularPattern:&gt;ufoE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رجوزة‫:‬ أراجيز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&gt;afo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ستك‫:‬ أساتك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yA</text:p>
          </table:table-cell>
          <table:table-cell office:value-type="string" calcext:value-type="string">
            <text:p>singularPattern:faEiy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ضحية‫:‬ ضحايا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i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درهم‫:‬ دراه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iy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يلم‫:‬ أفلا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fa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شنطة‫:‬ شنط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&gt;afoEal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ردب‫:‬ أرادب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لوكة‫:‬ فلائك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aEol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بردعة‫:‬ برادع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y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قول‫:‬ أقاوي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i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عملاق‫:‬ عمالقة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خلخال‫:‬ خلاخيل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~A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حكم‫:‬ حكام</text:p>
          </table:table-cell>
          <table:table-cell office:value-type="string" calcext:value-type="string">
            <text:p>comment:addedFrom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yi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صيل‫:‬ فصا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شيج‫:‬ أمشاج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E</text:p>
          </table:table-cell>
          <table:table-cell office:value-type="string" calcext:value-type="string">
            <text:p>singularPattern:fuE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طن‫:‬ أطن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a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وسواس‫:‬ وساو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خافة‫:‬ مخاو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fA'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رأي‫:‬ آر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iy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يناء‫:‬ موان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i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صفاة‫:‬ مصاف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iyl</text:p>
          </table:table-cell>
          <table:table-cell office:value-type="string" calcext:value-type="string">
            <text:p>singularPattern:tafoE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ترتيلة‫:‬ ترات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</text:p>
          </table:table-cell>
          <table:table-cell office:value-type="string" calcext:value-type="string">
            <text:p>singularPattern:mafoE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عنى‫:‬ مع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il</text:p>
          </table:table-cell>
          <table:table-cell office:value-type="string" calcext:value-type="string">
            <text:p>singularPattern:tafoE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تجربة‫:‬ تجار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iEolaw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رعون‫:‬ فراع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ol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كرنيش‫:‬ كرانيش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aE~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دان‫:‬ أفد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iE~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تنين‫:‬ تناني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|Eil</text:p>
          </table:table-cell>
          <table:table-cell office:value-type="string" calcext:value-type="string">
            <text:p>singularPattern:mi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ئذنة: مآذ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EA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مل: آما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E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دة: سدو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lAl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سلة: سلا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iE~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صنارة: صناني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ol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زرزر: زراري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uEolAn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قرصان: قراص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|lil</text:p>
          </table:table-cell>
          <table:table-cell office:value-type="string" calcext:value-type="string">
            <text:p>singularPattern:ma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أثرة: مآث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|E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آصرة: أواص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&gt;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جرب: جرب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</text:p>
          </table:table-cell>
          <table:table-cell office:value-type="string" calcext:value-type="string">
            <text:p>singularPattern:faEoliy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قصرية: قصار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yEAn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ثور: ثير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شلتة: شلت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~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حلة: حل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|Eil</text:p>
          </table:table-cell>
          <table:table-cell office:value-type="string" calcext:value-type="string">
            <text:p>singularPattern:mafoEu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أدبة: مآد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u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كرمة: مكار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yap</text:p>
          </table:table-cell>
          <table:table-cell office:value-type="string" calcext:value-type="string">
            <text:p>singularPattern:fAEi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وادي: أود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iE~ap</text:p>
          </table:table-cell>
          <table:table-cell office:value-type="string" calcext:value-type="string">
            <text:p>singularPattern:fu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زقاق: أزق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y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تاريخ: تواريخ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|Eil</text:p>
          </table:table-cell>
          <table:table-cell office:value-type="string" calcext:value-type="string">
            <text:p>singularPattern:mafo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مأزق: مآز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uEay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غويشة: غوائش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~A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يوم: أي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Eilap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وان: آو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جدي: جدي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uwE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بوليصة: بوالص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ttern:fa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وهم: أوهام، وقت: أوقات، وقف: أوقاف، ثوب: أثواب، حرف: حروف، نفس: نفوس، درس: دروس، صحب: أصحاب، زند: أزناد، فرخ: أفراخ، نهر: أنهار، حمل: أحمال، حبر: أحبار، شكل: أشكال، سمع: أسماع، لفظ: ألفاظ، لحظ: ألحاظ، وصف: أوصا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u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بحر: أبحر، نهر: أنهر، نجم: أنجم، عين: أعين، نفس: أنفس، دمع: أدمع،سقف: أسقف، سهم: أسه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ظهر: ظهران، ركب: ركب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نف: أنوف، نجم: نجوم، سيف: سيوف، سهل: سهول، ثغر: ثغور، مهر: مهور، درب: دروب، قلب: قلوب، حرب: حروب، دهر: دهور، ظهر: ظهور، قصر: قصو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لب: كلاب، فرخ: فراخ، عظْم: عِظام، كعب: كعاب، صعب: صعاب، ثوب: ثياب، سهم: سه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yap</text:p>
          </table:table-cell>
          <table:table-cell office:value-type="string" calcext:value-type="string">
            <text:p>singularPattern:fa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بو: أقب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o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باب: أبواب، ناب: أني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ylAn</text:p>
          </table:table-cell>
          <table:table-cell office:value-type="string" calcext:value-type="string">
            <text:p>singularPattern:f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iEolAn</text:p>
          </table:table-cell>
          <table:table-cell office:value-type="string" calcext:value-type="string">
            <text:p>examples: جار: جيران، نار: نيران، قاع: قيعان، تاج: تيج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u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فؤاد: أفئدة، سؤال: أسئل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u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غلام: غِلمان، عُقاب: عِقبان، شجاع: شجعان، غراب: غِرب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u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باع: صواب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a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مود: أعمد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fa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سول: رس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جوز: عجائز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a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روف: خرف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غيف: أرغف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فصيل‫:‬ فصائ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رير: سرر، نذير: نذ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ضيب: قضبان، كثيب: كثبان، رغيف: رغفان، قميص: قمص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'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نصيب: أنصباء، صديق: أصدق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u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يمين: أيم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ريم – كريمة: كرام، سقيم – سقيمة: سقام، ظريف – ظريفة: ظراف، طويل – طويلة: طوال، عظيم – عظيمة: عظ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A'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ريم: كرماء، نبيل: نبلاء، عظيم: عظماء، ظريف: ظرفاء، بخيل: بخلاء، جليس: جلساء، نديم: ندماء، خليط: خلطاء، شريك: شرك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il~A'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ilA'</text:p>
          </table:table-cell>
          <table:table-cell office:value-type="string" calcext:value-type="string">
            <text:p>examples: شديد: أشداء، ذليل: أذلاء، عزيز: أعزاء، خليل: أخل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il~ap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ilap</text:p>
          </table:table-cell>
          <table:table-cell office:value-type="string" calcext:value-type="string">
            <text:p>examples: عزيز: أعزة، ذليل: أذلة، دليل: أدل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Y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ريض: مرضى، أسير: أسرى، قتيل: قتلى، غريق: غرقى، جريح: جرح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Y</text:p>
          </table:table-cell>
          <table:table-cell office:value-type="string" calcext:value-type="string">
            <text:p>singularPattern:fa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يتيم: يتام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il~ap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ilap</text:p>
          </table:table-cell>
          <table:table-cell office:value-type="string" calcext:value-type="string">
            <text:p>examples: زمام: أزمّة، هلال: أهل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داء: أردية، قباء: أقبية، وعاء: أوع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Eiyap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ilap</text:p>
          </table:table-cell>
          <table:table-cell office:value-type="string" calcext:value-type="string">
            <text:p>examples: إناء: آن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ul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ذراع: أذر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دار: جدر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شمال: شمائ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تاب: كتب، حمار: حم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مار: حمي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دواء: أدوية، وباء: أوبئة، طعام: أطع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غزال: غزل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A'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بان: جبن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o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l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د: أجداد، عم: أعم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al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همّ: هموم، حد: حدود، رد: ردود، سد: سدو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مل: جمال، جبل: جبا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بقر: أبقار، غنم: أغنام، علم: أعلام، صنم: أصنام، قلم: أقلام، بصر: أبصار، ولد: أولاد، هرم: أهر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p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فتى: فت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ap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جر: حجار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سد: أسود، ذكر: ذكو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مل: حملان، ذكر: ذكران، بلد: بلد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وَلَد: وِلد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َبِد: أكباد، نمر: أنمار، عقب: أعق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aE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َضُد: أعضاد، عجز: أعجاز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uE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ُنُق: أعناق، حُلُم: أحل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fAl</text:p>
          </table:table-cell>
          <table:table-cell office:value-type="string" calcext:value-type="string">
            <text:p>singularPattern:fuE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أذن‫:‬ آذ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u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ُفْل: أقفال، حضن: أحضان، عرف: أعراف، عمر: أعمار، كوخ: أكواخ، جوخ: أجواخ، روح: أرواح، عُمق: أعما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u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مح: رماح، جرح: جراح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u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وت: حيتان، عور: عوران، عود: عيدان، كوز: كيز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ylAn</text:p>
          </table:table-cell>
          <table:table-cell office:value-type="string" calcext:value-type="string">
            <text:p>singularPattern:fu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iEolAn</text:p>
          </table:table-cell>
          <table:table-cell office:value-type="string" calcext:value-type="string">
            <text:p>examples: حوت: حيتان، عود: عيدان، تاج: تيج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u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رح: جروح، جُند: جنو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uEo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وخ: أكواخ، جوخ: أجواخ، روح: أرواح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ylAn</text:p>
          </table:table-cell>
          <table:table-cell office:value-type="string" calcext:value-type="string">
            <text:p>singularPattern:f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iEolAn</text:p>
          </table:table-cell>
          <table:table-cell office:value-type="string" calcext:value-type="string">
            <text:p>examples: حوت: حيتان، عود: عيدان، تاج: تيج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i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ِنَب: أعناب، حِقب: أحق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|EAl</text:p>
          </table:table-cell>
          <table:table-cell office:value-type="string" calcext:value-type="string">
            <text:p>singularPattern:fi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Al</text:p>
          </table:table-cell>
          <table:table-cell office:value-type="string" calcext:value-type="string">
            <text:p>examples: إبِل: آبال، إبط: آباط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ِمْل: أحمال، اسم: أسماء، ردف: أرداف، حزب: أحزاب، ملح: أملاح، حلف: أحلاف، عرق: أعراق، غمد: أغماد، قفل: أقفا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ap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رد: قرد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ذئب: ذئاب، قِدْح: قداح، ظل: ظلال ريح: رياح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در: قدور، عطر: عطور، علم: علوم، عجل: عجول، ضرس: ضرو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p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غمد: أغمدة 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ul</text:p>
          </table:table-cell>
          <table:table-cell office:value-type="string" calcext:value-type="string">
            <text:p>singularPattern:fiEo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رجل‫:‬ أرجل 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fu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ُطَب: أرط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iy~ap</text:p>
          </table:table-cell>
          <table:table-cell office:value-type="string" calcext:value-type="string">
            <text:p>subOf:faEiy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p</text:p>
          </table:table-cell>
          <table:table-cell office:value-type="string" calcext:value-type="string">
            <text:p>singularPattern:faE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بي: صب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</text:p>
          </table:table-cell>
          <table:table-cell office:value-type="string" calcext:value-type="string">
            <text:p>singularPattern:faE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بية: صبايا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ilA'</text:p>
          </table:table-cell>
          <table:table-cell office:value-type="string" calcext:value-type="string">
            <text:p>singularPattern:faEiy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وفيّ: أوفياء، قويّ: أقوياء، وصيّ: أوصياء، وليّ: أولياء، نبيّ: أنبياء، غبي: أغبي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</text:p>
          </table:table-cell>
          <table:table-cell office:value-type="string" calcext:value-type="string">
            <text:p>singularPattern:&gt;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حمر – حمراء: حمر، أخضر – خضراء: خضر، أعور – عوراء: عور، أخرس – خرساء: خرس</text:p>
          </table:table-cell>
          <table:table-cell office:value-type="string" calcext:value-type="string">
            <text:p>comment: has irregular feminine faEol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Y</text:p>
          </table:table-cell>
          <table:table-cell office:value-type="string" calcext:value-type="string">
            <text:p>singularPattern:&gt;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حمق – حمقاء: حمق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</text:p>
          </table:table-cell>
          <table:table-cell office:value-type="string" calcext:value-type="string">
            <text:p>singularPattern:&gt;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بيض – بيضاء: بيض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faE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حيفة: صحف، طريقة: طر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حيفة: صحائف، طريقة: طرائق، وديعة: ودائع، شعيرة: شعائر، ربيبة: ربائب، خبيثة: خبائث، خليقة: خلائق، خليفة: خلائف، نفيسة: نفائس 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A'</text:p>
          </table:table-cell>
          <table:table-cell office:value-type="string" calcext:value-type="string">
            <text:p>singularPattern:faEiy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ليفة: خلف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fu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غرفة: غرف، سنّة: سنن، حجرة: حجر، جُمُعة: جُمَ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fuEol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برى: كبر، صغرى: صغ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uEol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نثى: خناث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Y</text:p>
          </table:table-cell>
          <table:table-cell office:value-type="string" calcext:value-type="string">
            <text:p>singularPattern:fa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uEal</text:p>
          </table:table-cell>
          <table:table-cell office:value-type="string" calcext:value-type="string">
            <text:p>examples: قرية: قر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صعة: قصاع، جنة: جنان، صحفة: صحا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olap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اجة: حوائج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i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برة: عبر، حجة: حجج، بدعة: بدع، كسرة: كسر، ذكرى: ذك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n</text:p>
          </table:table-cell>
          <table:table-cell office:value-type="string" calcext:value-type="string">
            <text:p>singularPattern:fi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نسوة : نسو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Y</text:p>
          </table:table-cell>
          <table:table-cell office:value-type="string" calcext:value-type="string">
            <text:p>singularPattern:fiEo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ِلية: حلى، لحية: لح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iyap</text:p>
          </table:table-cell>
          <table:table-cell office:value-type="string" calcext:value-type="string">
            <text:p>subOf:fAEi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p</text:p>
          </table:table-cell>
          <table:table-cell office:value-type="string" calcext:value-type="string">
            <text:p>singularPattern:fAE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uEalap</text:p>
          </table:table-cell>
          <table:table-cell office:value-type="string" calcext:value-type="string">
            <text:p>examples: هاد: هداة، قاض: قضاة، غاز: غزاة، داع: دعا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p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احر: سحرة، كاتب: كتبة، بار: بررة، فاجر: فجرة، كافر: كفر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~al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اكع: ركّع، صائم: صوّم، ضارب: ضرّب، قائم: قوّم، نائم: نوّ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Y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هالك: هلك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~Al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ائم: صُوّام، نائم: نوام، قائم: قوام، كاتب: كتّاب، قارئ: قرّاء، كافر: كفّار، رائد: روّاد، حارس: حرا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اهِل: كواهل، حامل: حوامل، شاهق: شواهق، فارس: فوارس، سابق: سواب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اهب: رهب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A'</text:p>
          </table:table-cell>
          <table:table-cell office:value-type="string" calcext:value-type="string">
            <text:p>singularPattern:fA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participi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الم: علماء، شاعر: شعراء، عاقل: عقلاء، جاهل: جهل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uEo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ap</text:p>
          </table:table-cell>
          <table:table-cell office:value-type="string" calcext:value-type="string">
            <text:p>singularPattern:fuE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دب: دبب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~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Y</text:p>
          </table:table-cell>
          <table:table-cell office:value-type="string" calcext:value-type="string">
            <text:p>singularPattern:faE~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يت: موت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ثمرة: ثمار، رقبة: رق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olAn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faEolAn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طشان – عطشانة: عطاش، غضبان – غضبانة: غضا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laY</text:p>
          </table:table-cell>
          <table:table-cell office:value-type="string" calcext:value-type="string">
            <text:p>singularPattern:faEolAn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يقظان - يقظانة: يقظ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uEolAn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</text:p>
          </table:table-cell>
          <table:table-cell office:value-type="string" calcext:value-type="string">
            <text:p>singularPattern:fuEolAn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ريان - عريانة: عرايا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o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faE~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د: جدود، حد: حدود، سد: سدود، قد: قدو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al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n</text:p>
          </table:table-cell>
          <table:table-cell office:value-type="string" calcext:value-type="string">
            <text:p>singularPattern:&gt;afoE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عمى: عميان</text:p>
          </table:table-cell>
          <table:table-cell office:value-type="string" calcext:value-type="string">
            <text:p>comment: has irregular feminine faEol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w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وكب : كواك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o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w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ومعة: صوامع، جوهرة: جواهر، زوبعة: زواب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َاتَم: خواتم، قالب: قوالب، عالم: عوال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E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ائزة: جوائز، صاعقة: صواعق، حاملة: حوامل، قاعدة: قواع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واسطة: وسائط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yl</text:p>
          </table:table-cell>
          <table:table-cell office:value-type="string" calcext:value-type="string">
            <text:p>singularPattern:fAEuw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طاحونة: طواحين، قارورة: قوارير، نافورة: نوافي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a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َحابة: سحائ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fa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حابة: سح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}il</text:p>
          </table:table-cell>
          <table:table-cell office:value-type="string" calcext:value-type="string">
            <text:p>singularPattern:fi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سالة: رسائ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</text:p>
          </table:table-cell>
          <table:table-cell office:value-type="string" calcext:value-type="string">
            <text:p>singularPattern:faEalA'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حراء: صحاري، عذراء: عذار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Y</text:p>
          </table:table-cell>
          <table:table-cell office:value-type="string" calcext:value-type="string">
            <text:p>singularPattern:faEolaY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فتوى : فَتاو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Y</text:p>
          </table:table-cell>
          <table:table-cell office:value-type="string" calcext:value-type="string">
            <text:p>singularPattern:faEolA'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حراء: صحارى، عذراء: عذار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aEolAn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Y</text:p>
          </table:table-cell>
          <table:table-cell office:value-type="string" calcext:value-type="string">
            <text:p>singularPattern:faEolAn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كران: سكارى، كسلان: كسال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u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uEolu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نبلة: قناب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iEol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لسلة: سلاس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aEol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نديل: قناديل، برميل: برام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fiEol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iEol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فريت: عفاريت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ap</text:p>
          </table:table-cell>
          <table:table-cell office:value-type="string" calcext:value-type="string">
            <text:p>singularPattern:fiEol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زنديق: زنادقة، بطريق: بطارق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l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l</text:p>
          </table:table-cell>
          <table:table-cell office:value-type="string" calcext:value-type="string">
            <text:p>singularPattern:faEolal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نكبوت: عناك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جد: مساجد، منزل: منازل، موطن، مواطن، معرض: معارض، موقف: مواقف، موقع: مواقع، مجلس: مجال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yl</text:p>
          </table:table-cell>
          <table:table-cell office:value-type="string" calcext:value-type="string">
            <text:p>singularPattern:mafoEi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وعد، مواعي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i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برد: مبارد، مقعد: مقاعد، مصعد: مصاع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لعب: ملاعب، مطمع: مطامع، معبد: معابد، منسك: مناسك، متحف: متاح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u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ُصحف: مصاح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wAEil</text:p>
          </table:table-cell>
          <table:table-cell office:value-type="string" calcext:value-type="string">
            <text:p>singularPattern:fa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وهر: جواه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y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yAEil</text:p>
          </table:table-cell>
          <table:table-cell office:value-type="string" calcext:value-type="string">
            <text:p>singularPattern:fay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يرف: صيارف، بيرق: بيارق، فيلق: فيالق، نيزك: نيازك، بيدق: بياد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&gt;a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adjectival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كرم: أكارم، أعظم: أعاظم، أفضل: أفاضل، أرذل: أراذل، أكبر: أكابر، أصغر: أصاغ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ufo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&gt;ufoEu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ظفر: أظافر، أُنمل: أنام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lt;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l</text:p>
          </table:table-cell>
          <table:table-cell office:value-type="string" calcext:value-type="string">
            <text:p>singularPattern:&lt;i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إصبع : أصاب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ufo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Eiyl</text:p>
          </table:table-cell>
          <table:table-cell office:value-type="string" calcext:value-type="string">
            <text:p>singularPattern:&gt;ufo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سلوب : أساليب ، أنبوب : أنابي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yafo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yafAEiyl</text:p>
          </table:table-cell>
          <table:table-cell office:value-type="string" calcext:value-type="string">
            <text:p>singularPattern:yafo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ينبوع: ينابي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iEol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رطاس: قراطيس، دينار: دناني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iyl</text:p>
          </table:table-cell>
          <table:table-cell office:value-type="string" calcext:value-type="string">
            <text:p>singularPattern:fuEol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صفور: عصافير، زنبور: زنابير، صعلوك: صعاليك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yl</text:p>
          </table:table-cell>
          <table:table-cell office:value-type="string" calcext:value-type="string">
            <text:p>singularPattern:mi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فتاح: مفاتيح، مصباح: مصابيح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yl</text:p>
          </table:table-cell>
          <table:table-cell office:value-type="string" calcext:value-type="string">
            <text:p>singularPattern:mafoEuw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حوق: مساحيق، معجون: معاجين، محلول: محال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yl</text:p>
          </table:table-cell>
          <table:table-cell office:value-type="string" calcext:value-type="string">
            <text:p>singularPattern:mafo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نديل: مناد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iyl</text:p>
          </table:table-cell>
          <table:table-cell office:value-type="string" calcext:value-type="string">
            <text:p>singularPattern:tifoEA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مساح: تماسيح، تمثال: تماث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o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iyl</text:p>
          </table:table-cell>
          <table:table-cell office:value-type="string" calcext:value-type="string">
            <text:p>singularPattern:tafoEiyl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جويف: تجاويف، تدريب: تداريب، تحليل: تحاليل، ترتيل: تراتيل، تغريد: تغاريد، تقويم: تقاوي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i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عصية: معاص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singular_forms-broken_plural_form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no</text:p>
          </table:table-cell>
          <table:table-cell office:value-type="string" calcext:value-type="string">
            <text:p>hasBrokenPlural:yes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unspec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AEil</text:p>
          </table:table-cell>
          <table:table-cell office:value-type="string" calcext:value-type="string">
            <text:p>singularPattern:mafoEalap</text:p>
          </table:table-cell>
          <table:table-cell office:value-type="string" calcext:value-type="string">
            <text:p>type:broken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yes</text:p>
          </table:table-cell>
          <table:table-cell office:value-type="string" calcext:value-type="string">
            <text:p>hasBrokenPlural:no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صيدة: مصائ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uwn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هزومون</text:p>
          </table:table-cell>
          <table:table-cell office:value-type="string" calcext:value-type="string">
            <text:p>comment: nomina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uw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مردو</text:p>
          </table:table-cell>
          <table:table-cell office:value-type="string" calcext:value-type="string">
            <text:p>comment: nominative_comp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iyn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هزومين</text:p>
          </table:table-cell>
          <table:table-cell office:value-type="string" calcext:value-type="string">
            <text:p>comment: accusative_gene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iyon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هزومين</text:p>
          </table:table-cell>
          <table:table-cell office:value-type="string" calcext:value-type="string">
            <text:p>comment: accusative_genetive</text:p>
          </table:table-cell>
          <table:table-cell office:value-type="string" calcext:value-type="string">
            <text:p><text:s/>same as above</text:p>
          </table:table-cell>
          <table:table-cell/>
        </table:table-row>
        <table:table-row table:style-name="ro1">
          <table:table-cell office:value-type="string" calcext:value-type="string">
            <text:p>pattern:...i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مردي</text:p>
          </table:table-cell>
          <table:table-cell office:value-type="string" calcext:value-type="string">
            <text:p>comment: accusative_comp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t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plur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هزومات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ni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ان</text:p>
          </table:table-cell>
          <table:table-cell office:value-type="string" calcext:value-type="string">
            <text:p>comment: nomina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ا</text:p>
          </table:table-cell>
          <table:table-cell office:value-type="string" calcext:value-type="string">
            <text:p>comment: nominative_comp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yoni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ين</text:p>
          </table:table-cell>
          <table:table-cell office:value-type="string" calcext:value-type="string">
            <text:p>comment: accusative_gene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yo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mascul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ي</text:p>
          </table:table-cell>
          <table:table-cell office:value-type="string" calcext:value-type="string">
            <text:p>comment: accusative_comp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tAni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تان</text:p>
          </table:table-cell>
          <table:table-cell office:value-type="string" calcext:value-type="string">
            <text:p>comment: nomina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t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تا</text:p>
          </table:table-cell>
          <table:table-cell office:value-type="string" calcext:value-type="string">
            <text:p>comment: nominative_comp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tayoni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تين</text:p>
          </table:table-cell>
          <table:table-cell office:value-type="string" calcext:value-type="string">
            <text:p>comment: accusative_geneti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tayo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dual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درستي</text:p>
          </table:table-cell>
          <table:table-cell office:value-type="string" calcext:value-type="string">
            <text:p>comment: accusative_comp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regular_feminine_marke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ريم: كري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زِراعة، قراءة، خياطة، سفار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َفَقان، فيضان، ذوبان، غليان، طير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ُداع ، سُعال، صراخ، عواء، زكام، دوا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رحيل، عَويل، صهيل</text:p>
          </table:table-cell>
          <table:table-cell office:value-type="string" calcext:value-type="string">
            <text:p>comment: sou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ُمرة ، خُضرة، صفرة، زرقة</text:p>
          </table:table-cell>
          <table:table-cell office:value-type="string" calcext:value-type="string">
            <text:p>comment: colou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lt;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إكرام، إنجاز، إعداد، إنقاذ، إجراء، إصدا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o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كليم، تسليم، تحسين، تحليل، تركيب، تدري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ُشَارَكَة، مباغتة، محاورة، مقاتلة، مبارزة، مناضل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دَحْرَجَة، زلزل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سْتِعْمَال، استمرار، استخراج، استفهام، استفسا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~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َعَلُّم، تصرف، تذمر، تكبر، توكل، تفك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َنْظَ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َوْعِ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ندفاع، انشطار، انهيار، انهزام، انتصار، انصراف، انطلا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ضرب، نصر، فه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شك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لع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t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فتقار، ابتكار، التماس، ابتداء، اكتساب، اجتما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تال، إب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عود، صمود، صعود، نزول، جلو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w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هولة، صعوب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ماسك، تعاظم، تعادل، تواجد، تفاؤل، تمارض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if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ستقا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ضجر، عطش، بط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نباهة، شجاع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oE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زكية، توصية، ترض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ol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دحرج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Ei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صفرا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t~i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fotiEAl</text:p>
          </table:table-cell>
          <table:table-cell office:value-type="string" calcext:value-type="string">
            <text:p>examples: اتحاد، اتخاذ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lt;ifoE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lt;ifoEAl</text:p>
          </table:table-cell>
          <table:table-cell office:value-type="string" calcext:value-type="string">
            <text:p>examples: إبقاء، إمض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mufAEalap</text:p>
          </table:table-cell>
          <table:table-cell office:value-type="string" calcext:value-type="string">
            <text:p>examples: مباراة، مجارا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iE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sdar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nofiEAl</text:p>
          </table:table-cell>
          <table:table-cell office:value-type="string" calcext:value-type="string">
            <text:p>examples: انطواء، احتو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ضَرْبة، أكلة، شربة، دعو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i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ندفاعة، انطلاق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if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ستقامة، استقالة، استشار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if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إقالة، إعانة، إجاب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ti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بتسا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oEiy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arrah_اسم_المر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كبيرة، تركيب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iy~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rtificial_masdar_المصدر_الصناعي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ديمقراطية، اشتراكية، حرية، أسبق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برد، مصع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نشار، محراث، مقياس، منظار، مفتاح، منهاج، مقدار، مصداق، معيار، محراب، ملقاط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طرقة، مكنسة، مجرفة، مقلمة، مطحنة، مفر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طرقة، مكنسة، مجرفة، مقلمة، مطحنة، مفرمة</text:p>
          </table:table-cell>
          <table:table-cell office:value-type="string" calcext:value-type="string">
            <text:p>comment: suboptim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غسالة، زحافة، زلاج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اقية، شاح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instrument_اسم_الآل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اطور، صاروخ، قانون، لاهوت، جاسو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اتب، ضارب، شاكر، عال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~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~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علِّ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قاتل، مسامح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طع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iylap</text:p>
          </table:table-cell>
          <table:table-cell office:value-type="string" calcext:value-type="string">
            <text:p>subOf:mufoEil</text:p>
          </table:table-cell>
          <table:table-cell office:value-type="string" calcext:value-type="string">
            <text:p>examples: مريب، مقيم، مضي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~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~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علم، متحضر، متسوق، متخرج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سابق، متسارع، متبار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no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no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نطلق، منكسر، منهزم، منتصر، منبهر، منحني، منطو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nof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nofal~ap</text:p>
          </table:table-cell>
          <table:table-cell office:value-type="string" calcext:value-type="string">
            <text:p>subOf:munofaEil</text:p>
          </table:table-cell>
          <table:table-cell office:value-type="string" calcext:value-type="string">
            <text:p>examples: منضم، منشق، منسد، منح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t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t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شترك، مشتمل، مشتغ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t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tal~ap</text:p>
          </table:table-cell>
          <table:table-cell office:value-type="string" calcext:value-type="string">
            <text:p>subOf:mufotaEil</text:p>
          </table:table-cell>
          <table:table-cell office:value-type="string" calcext:value-type="string">
            <text:p>examples: ممتد، مرتد، معتز، محت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~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~aEilap</text:p>
          </table:table-cell>
          <table:table-cell office:value-type="string" calcext:value-type="string">
            <text:p>subOf:mufotaEil</text:p>
          </table:table-cell>
          <table:table-cell office:value-type="string" calcext:value-type="string">
            <text:p>examples: متخذ، متفق، متجه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E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Eal~ap</text:p>
          </table:table-cell>
          <table:table-cell office:value-type="string" calcext:value-type="string">
            <text:p>subOf:munofaEil</text:p>
          </table:table-cell>
          <table:table-cell office:value-type="string" calcext:value-type="string">
            <text:p>examples: مسود، معوج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o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o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خرج، مستدرك، مستثني، مستعم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iylap</text:p>
          </table:table-cell>
          <table:table-cell office:value-type="string" calcext:value-type="string">
            <text:p>subOf:musotafoEil</text:p>
          </table:table-cell>
          <table:table-cell office:value-type="string" calcext:value-type="string">
            <text:p>examples: مستعين، مستقي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i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il~ap</text:p>
          </table:table-cell>
          <table:table-cell office:value-type="string" calcext:value-type="string">
            <text:p>subOf:musotafoEil</text:p>
          </table:table-cell>
          <table:table-cell office:value-type="string" calcext:value-type="string">
            <text:p>examples: مستعد، مستمد، مستغ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ol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ol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يط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ol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ol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دحرج، متمحور، متأقلم، متشرذم، متبلو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Eali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Ealil~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طمئ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oEi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oEiyap</text:p>
          </table:table-cell>
          <table:table-cell office:value-type="string" calcext:value-type="string">
            <text:p>subOf:musotafoEil</text:p>
          </table:table-cell>
          <table:table-cell office:value-type="string" calcext:value-type="string">
            <text:p>examples: مستوف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~i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active_participle_اسم_الفا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~iyap</text:p>
          </table:table-cell>
          <table:table-cell office:value-type="string" calcext:value-type="string">
            <text:p>subOf:mutafaE~il</text:p>
          </table:table-cell>
          <table:table-cell office:value-type="string" calcext:value-type="string">
            <text:p>examples: متلق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afoEuw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كتوب، مضروب، مشكور، معلو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afuwlap</text:p>
          </table:table-cell>
          <table:table-cell office:value-type="string" calcext:value-type="string">
            <text:p>subOf:mafoEuwl</text:p>
          </table:table-cell>
          <table:table-cell office:value-type="string" calcext:value-type="string">
            <text:p>examples: مقو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afiylap</text:p>
          </table:table-cell>
          <table:table-cell office:value-type="string" calcext:value-type="string">
            <text:p>subOf:mafoEuwl</text:p>
          </table:table-cell>
          <table:table-cell office:value-type="string" calcext:value-type="string">
            <text:p>examples: مبي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afoEiyap</text:p>
          </table:table-cell>
          <table:table-cell office:value-type="string" calcext:value-type="string">
            <text:p>subOf:mafoEuwl</text:p>
          </table:table-cell>
          <table:table-cell office:value-type="string" calcext:value-type="string">
            <text:p>examples: مرمي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~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~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علَّم، موجه، مرفه، مسخر، مقي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قاتل، مراعَى، مرافَ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رفَق، مرس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lap</text:p>
          </table:table-cell>
          <table:table-cell office:value-type="string" calcext:value-type="string">
            <text:p>subOf:mufoEal</text:p>
          </table:table-cell>
          <table:table-cell office:value-type="string" calcext:value-type="string">
            <text:p>examples: مقام، مضاع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~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~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لقَّ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a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af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تسابَق، متبارَي، متعار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no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nof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نطلَق، منحدر، منخفض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t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t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شترك، مشتمل، مرتز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t~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t~aEalap</text:p>
          </table:table-cell>
          <table:table-cell office:value-type="string" calcext:value-type="string">
            <text:p>subOf:mufotaEal</text:p>
          </table:table-cell>
          <table:table-cell office:value-type="string" calcext:value-type="string">
            <text:p>examples: متخذ، متف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o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خرج، مستدرك، مستثنى، مستعم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ع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al~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مد، مستغ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o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assive_participle_اسم_المفعو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ol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يطَ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~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بَتّار، براق، حراق، نم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لام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ifo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ِهْذَار، مقدام، معطاء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uw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َكُول، شكور، قلوق، حسو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َمِيع، خبير، نذير، عليم، جمي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فَطِن، جشع، فرح، شر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ifo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ifoE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كي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~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iE~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دِّيق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داعي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aE~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aE~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جرب، محدث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balagah_صيغ_المبالغ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uw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اسو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حمر، أعرج، أحول، أعمى، أبتر</text:p>
          </table:table-cell>
          <table:table-cell office:value-type="string" calcext:value-type="string">
            <text:p>comment: has irregular feminine faEol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olAn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كران، عطشان، شبع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al</text:p>
          </table:table-cell>
          <table:table-cell office:value-type="string" calcext:value-type="string">
            <text:p>examples: حمراء، سوداء، صفراء، عرجاء</text:p>
          </table:table-cell>
          <table:table-cell office:value-type="string" calcext:value-type="string">
            <text:p>comment: fem of &amp;gt</text:p>
          </table:table-cell>
          <table:table-cell office:value-type="string" calcext:value-type="string">
            <text:p>afoEal</text:p>
          </table:table-cell>
          <table:table-cell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َسَن، بطل، وسط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u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شُجَاع، هما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A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َبَ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o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ضخم، شهم، سهل، صعب، سمح، بخ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i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فر، ملح، ضع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uEo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حلو، صل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uE~ap</text:p>
          </table:table-cell>
          <table:table-cell office:value-type="string" calcext:value-type="string">
            <text:p>subOf:fuEol</text:p>
          </table:table-cell>
          <table:table-cell office:value-type="string" calcext:value-type="string">
            <text:p>examples: حر، م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جنب، فرط</text:p>
          </table:table-cell>
          <table:table-cell office:value-type="string" calcext:value-type="string">
            <text:p>comment: no f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خشن، فرح، فطن، قلق، لبق، سلس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ريم، رقيق، شريف، عظيم، بخيل، نحيل، شديد، أمين، حريص، عفيف، خفيف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الح، طاهر، صاب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طهور، وقور، عجوز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y~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fay~ilap</text:p>
          </table:table-cell>
          <table:table-cell office:value-type="string" calcext:value-type="string">
            <text:p>subOf:fayoEil</text:p>
          </table:table-cell>
          <table:table-cell office:value-type="string" calcext:value-type="string">
            <text:p>examples: مييت، سيد، بين، سيء، طيب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fot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fotaEi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عتد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uw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afoEuw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وفو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ushabbaha_الصفة_المشبهة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musotafiylap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قي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Comparative_اسم_التفضي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علم، أكرم، أفض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uEol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Comparative_اسم_التفضي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ثلى، فضلى، كبرى، صغرى، أول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lace_اسم_المكان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َكْتَب، مَلْعَب، مله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lace_اسم_المكان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َجْلِس، مَوْرِ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usot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place_اسم_المكان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ستودَع، مستشفَ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oEalAn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هرجا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uw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قولة، معون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iylap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شيئة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mafiy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صير، معين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...iy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منهجي، هندي</text:p>
          </table:table-cell>
          <table:table-cell office:value-type="string" calcext:value-type="string">
            <text:p>comment: ياء النسب (ي) فردي، ثنائي، سوري، هندي، منهجي &amp;amp</text:p>
          </table:table-cell>
          <table:table-cell office:value-type="string" calcext:value-type="string">
            <text:p><text:s/>إذا كانت الكلمة لا تبدأ ب(ي/ت) مثل يضحي، تضحي &amp;amp</text:p>
          </table:table-cell>
          <table:table-cell office:value-type="string" calcext:value-type="string">
            <text:p><text:s/>تأتي الياء آخر الفعل في الماضي الثلاثي فقط، مني، نسي، حظي،</text:p>
          </table:table-cell>
        </table:table-row>
        <table:table-row table:style-name="ro1">
          <table:table-cell office:value-type="string" calcext:value-type="string">
            <text:p>pattern:...A'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Miscellaneous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spec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صحراء، أسماء، استثناء</text:p>
          </table:table-cell>
          <table:table-cell office:value-type="string" calcext:value-type="string">
            <text:p>comment: الألف الممدودة ( اء)، صحراء، أسماء، استثناء &amp;amp</text:p>
          </table:table-cell>
          <table:table-cell office:value-type="string" calcext:value-type="string">
            <text:p><text:s/>تأتي في الفعل الماضي مثل جاء، شاء، أضاء، استاء</text:p>
          </table:table-cell>
          <table:table-cell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ضرب، شكر، رحل، سبق، رشق، صرف، عزم، 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i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لعب، ركب، شرب، سئم، مرض، علم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u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كَرُم، حَسُن، بَطُر، بعد</text:p>
          </table:table-cell>
          <table:table-cell office:value-type="string" calcext:value-type="string">
            <text:p>comment: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al</text:p>
          </table:table-cell>
          <table:table-cell office:value-type="string" calcext:value-type="string">
            <text:p>examples: باع، صار، جاء، قال، حال، ساق، فاق، عا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al</text:p>
          </table:table-cell>
          <table:table-cell office:value-type="string" calcext:value-type="string">
            <text:p>examples: أتى، رمى، مش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al</text:p>
          </table:table-cell>
          <table:table-cell office:value-type="string" calcext:value-type="string">
            <text:p>examples: حن، حب، رن، أن، رق، رد، عد، عق، سب، سد، م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al</text:p>
          </table:table-cell>
          <table:table-cell office:value-type="string" calcext:value-type="string">
            <text:p>examples: نما، عفا، دعا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قهقه، طمأن، دحرج، سيطر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2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عظم، كرم، حطم، هدد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~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2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~al</text:p>
          </table:table-cell>
          <table:table-cell office:value-type="string" calcext:value-type="string">
            <text:p>examples: وفى، رب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3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سامح، قاتل، شارك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fA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3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fAEal</text:p>
          </table:table-cell>
          <table:table-cell office:value-type="string" calcext:value-type="string">
            <text:p>examples: بارى، جارى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4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أطعم، ألبس، ألزم، أشرك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4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al</text:p>
          </table:table-cell>
          <table:table-cell office:value-type="string" calcext:value-type="string">
            <text:p>examples: أضاع، أبان، أشار، أجار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&gt;afo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4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&gt;afoEal</text:p>
          </table:table-cell>
          <table:table-cell office:value-type="string" calcext:value-type="string">
            <text:p>examples: أبقى، أمضى</text:p>
          </table:table-cell>
          <table:table-cell office:value-type="string" calcext:value-type="string">
            <text:p>comment: 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~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5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علم، تخرج، تكسر، تميز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~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5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tafaE~al</text:p>
          </table:table-cell>
          <table:table-cell office:value-type="string" calcext:value-type="string">
            <text:p>examples: تربى، تردى، ترجى، تعدى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6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صالح، تسابق، تعامل</text:p>
          </table:table-cell>
          <table:table-cell office:value-type="string" calcext:value-type="string">
            <text:p>comment: reciprocal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6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tafAEal</text:p>
          </table:table-cell>
          <table:table-cell office:value-type="string" calcext:value-type="string">
            <text:p>examples: توارى، تبارى، توازى</text:p>
          </table:table-cell>
          <table:table-cell office:value-type="string" calcext:value-type="string">
            <text:p>comment: reciprocal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7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نطلق، انكسر، انهزم، انتصر، انبهر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7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nofaEal</text:p>
          </table:table-cell>
          <table:table-cell office:value-type="string" calcext:value-type="string">
            <text:p>examples: انحاز، انقاد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a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7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nofaEal</text:p>
          </table:table-cell>
          <table:table-cell office:value-type="string" calcext:value-type="string">
            <text:p>examples: انطوى، انبرى، انحنى، انتمى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nof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7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nofaEal</text:p>
          </table:table-cell>
          <table:table-cell office:value-type="string" calcext:value-type="string">
            <text:p>examples: انضم، انسد، انشق</text:p>
          </table:table-cell>
          <table:table-cell office:value-type="string" calcext:value-type="string">
            <text:p>comment: reflexive or passiv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t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8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جتمع، اشترك، اشتمل، اشتع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t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8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fotaEal</text:p>
          </table:table-cell>
          <table:table-cell office:value-type="string" calcext:value-type="string">
            <text:p>examples: امتد، احتد، ارتد، اعتز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ta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8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fotaEal</text:p>
          </table:table-cell>
          <table:table-cell office:value-type="string" calcext:value-type="string">
            <text:p>examples: اجتبى، ابتلى، ابتغى، التوى، احتوى، انتق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t~a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8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fotaEal</text:p>
          </table:table-cell>
          <table:table-cell office:value-type="string" calcext:value-type="string">
            <text:p>examples: اتخذ: يتخذ، اتحد: يتحد، اتفق: يتفق، اتجه: يتجه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E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9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حمر، اسود، اعوج</text:p>
          </table:table-cell>
          <table:table-cell office:value-type="string" calcext:value-type="string">
            <text:p>comment: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af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0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ستغفر، استخرج، استدرك، استعمل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afoEaY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0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sotafoEal</text:p>
          </table:table-cell>
          <table:table-cell office:value-type="string" calcext:value-type="string">
            <text:p>examples: استثنى، استبقى، استولى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af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0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sotafoEal</text:p>
          </table:table-cell>
          <table:table-cell office:value-type="string" calcext:value-type="string">
            <text:p>examples: استعان، استقام، استعاذ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sotafal~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0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{isotafoEal</text:p>
          </table:table-cell>
          <table:table-cell office:value-type="string" calcext:value-type="string">
            <text:p>examples: استعد، استمر، استمد</text:p>
          </table:table-cell>
          <table:table-cell office:value-type="string" calcext:value-type="string">
            <text:p>comment:un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{ifoEawoE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12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اغرورق، اخشوشن، اعشوشب</text:p>
          </table:table-cell>
          <table:table-cell office:value-type="string" calcext:value-type="string">
            <text:p>comment: rare – in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:tafaEolal</text:p>
          </table:table-cell>
          <table:table-cell office:value-type="string" calcext:value-type="string">
            <text:p>singularPattern:unspec</text:p>
          </table:table-cell>
          <table:table-cell office:value-type="string" calcext:value-type="string">
            <text:p>type:verbs_أوزان_الفعل</text:p>
          </table:table-cell>
          <table:table-cell office:value-type="string" calcext:value-type="string">
            <text:p>nType:unspec</text:p>
          </table:table-cell>
          <table:table-cell office:value-type="string" calcext:value-type="string">
            <text:p>vType:unclassified</text:p>
          </table:table-cell>
          <table:table-cell office:value-type="string" calcext:value-type="string">
            <text:p>isBrokenPlural:unspec</text:p>
          </table:table-cell>
          <table:table-cell office:value-type="string" calcext:value-type="string">
            <text:p>hasBrokenPlural:unspec</text:p>
          </table:table-cell>
          <table:table-cell office:value-type="string" calcext:value-type="string">
            <text:p>hasFem:unspec</text:p>
          </table:table-cell>
          <table:table-cell office:value-type="string" calcext:value-type="string">
            <text:p>subOf:unspec</text:p>
          </table:table-cell>
          <table:table-cell office:value-type="string" calcext:value-type="string">
            <text:p>examples: تمدين، تمحور، ترهبن، تأمرك، تبلور</text:p>
          </table:table-cell>
          <table:table-cell office:value-type="string" calcext:value-type="string">
            <text:p>comment: intransitive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/>
          <table:table-cell office:value-type="string" calcext:value-type="string">
            <text:p>rhyzom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xamples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...ِينَ</text:p>
          </table:table-cell>
          <table:table-cell office:value-type="string" calcext:value-type="string">
            <text:p><text:s/>مهزومين</text:p>
          </table:table-cell>
          <table:table-cell table:number-columns-repeated="1020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3"/>
          <table:table-cell table:style-name="ce3" office:value-type="string" calcext:value-type="string">
            <text:p>آفاء</text:p>
          </table:table-cell>
          <table:table-cell table:style-name="ce3" office:value-type="string" calcext:value-type="string">
            <text:p>رأي‫, ‬ آراء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style-name="ce3"/>
          <table:table-cell table:style-name="ce3" office:value-type="string" calcext:value-type="string">
            <text:p>...َة</text:p>
          </table:table-cell>
          <table:table-cell table:style-name="ce3" office:value-type="string" calcext:value-type="string">
            <text:p><text:s/>كريم, <text:s/>كريمة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style-name="ce3"/>
          <table:table-cell table:style-name="ce3" office:value-type="string" calcext:value-type="string">
            <text:p>...َتَيْ</text:p>
          </table:table-cell>
          <table:table-cell table:style-name="ce3" office:value-type="string" calcext:value-type="string">
            <text:p><text:s/>مدرستي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style-name="ce3"/>
          <table:table-cell table:style-name="ce3" office:value-type="string" calcext:value-type="string">
            <text:p>...َتَيْنِ</text:p>
          </table:table-cell>
          <table:table-cell table:style-name="ce3" office:value-type="string" calcext:value-type="string">
            <text:p><text:s/>مدرستين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style-name="ce3"/>
          <table:table-cell table:style-name="ce3" office:value-type="string" calcext:value-type="string">
            <text:p>...َتا</text:p>
          </table:table-cell>
          <table:table-cell table:style-name="ce3" office:value-type="string" calcext:value-type="string">
            <text:p><text:s/>مدرستا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style-name="ce3"/>
          <table:table-cell table:style-name="ce3" office:value-type="string" calcext:value-type="string">
            <text:p>...َتانِ</text:p>
          </table:table-cell>
          <table:table-cell table:style-name="ce3" office:value-type="string" calcext:value-type="string">
            <text:p><text:s/>مدرستان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style-name="ce3"/>
          <table:table-cell table:style-name="ce3" office:value-type="string" calcext:value-type="string">
            <text:p>...َيْ</text:p>
          </table:table-cell>
          <table:table-cell table:style-name="ce3" office:value-type="string" calcext:value-type="string">
            <text:p><text:s/>مدرسي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3"/>
          <table:table-cell table:style-name="ce3" office:value-type="string" calcext:value-type="string">
            <text:p>...َيْنِ</text:p>
          </table:table-cell>
          <table:table-cell table:style-name="ce3" office:value-type="string" calcext:value-type="string">
            <text:p><text:s/>مدرسين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/>
          <table:table-cell office:value-type="string" calcext:value-type="string">
            <text:p>...ا</text:p>
          </table:table-cell>
          <table:table-cell office:value-type="string" calcext:value-type="string">
            <text:p><text:s/>مدرسا</text:p>
          </table:table-cell>
          <table:table-cell table:number-columns-repeated="1020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/>
          <table:table-cell office:value-type="string" calcext:value-type="string">
            <text:p>...انِ</text:p>
          </table:table-cell>
          <table:table-cell office:value-type="string" calcext:value-type="string">
            <text:p><text:s/>مدرسان</text:p>
          </table:table-cell>
          <table:table-cell table:number-columns-repeated="1020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/>
          <table:table-cell office:value-type="string" calcext:value-type="string">
            <text:p>...ات</text:p>
          </table:table-cell>
          <table:table-cell office:value-type="string" calcext:value-type="string">
            <text:p><text:s/>مهزومات</text:p>
          </table:table-cell>
          <table:table-cell table:number-columns-repeated="1020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/>
          <table:table-cell office:value-type="string" calcext:value-type="string">
            <text:p>...ِي</text:p>
          </table:table-cell>
          <table:table-cell office:value-type="string" calcext:value-type="string">
            <text:p><text:s/>متمردي</text:p>
          </table:table-cell>
          <table:table-cell table:number-columns-repeated="1020"/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/>
          <table:table-cell office:value-type="string" calcext:value-type="string">
            <text:p>...ِيْنَ</text:p>
          </table:table-cell>
          <table:table-cell office:value-type="string" calcext:value-type="string">
            <text:p><text:s/>مهزومين</text:p>
          </table:table-cell>
          <table:table-cell table:number-columns-repeated="1020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/>
          <table:table-cell office:value-type="string" calcext:value-type="string">
            <text:p>...ِيّ</text:p>
          </table:table-cell>
          <table:table-cell office:value-type="string" calcext:value-type="string">
            <text:p><text:s/>منهجي، هندي</text:p>
          </table:table-cell>
          <table:table-cell table:number-columns-repeated="1020"/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/>
          <table:table-cell office:value-type="string" calcext:value-type="string">
            <text:p>...ُو</text:p>
          </table:table-cell>
          <table:table-cell office:value-type="string" calcext:value-type="string">
            <text:p><text:s/>متمردو</text:p>
          </table:table-cell>
          <table:table-cell table:number-columns-repeated="1020"/>
        </table:table-row>
        <table:table-row table:style-name="ro2">
          <table:table-cell table:style-name="ce1" office:value-type="float" office:value="455" calcext:value-type="float">
            <text:p>455</text:p>
          </table:table-cell>
          <table:table-cell/>
          <table:table-cell office:value-type="string" calcext:value-type="string">
            <text:p>...اء</text:p>
          </table:table-cell>
          <table:table-cell office:value-type="string" calcext:value-type="string">
            <text:p><text:s/>صحراء، أسماء، استثناء</text:p>
          </table:table-cell>
          <table:table-cell table:number-columns-repeated="1020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/>
          <table:table-cell office:value-type="string" calcext:value-type="string">
            <text:p>...ِيَّة</text:p>
          </table:table-cell>
          <table:table-cell office:value-type="string" calcext:value-type="string">
            <text:p><text:s/>ديمقراطية، اشتراكية، حرية، أسبقية</text:p>
          </table:table-cell>
          <table:table-cell table:number-columns-repeated="1020"/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style-name="ce3"/>
          <table:table-cell table:style-name="ce3" office:value-type="string" calcext:value-type="string">
            <text:p>...ُونَ</text:p>
          </table:table-cell>
          <table:table-cell table:style-name="ce3" office:value-type="string" calcext:value-type="string">
            <text:p><text:s/>مهزومون</text:p>
          </table:table-cell>
          <table:table-cell table:style-name="ce1"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آعِيَة</text:p>
          </table:table-cell>
          <table:table-cell office:value-type="string" calcext:value-type="string">
            <text:p><text:s/>إناء, <text:s/>آنية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اِتِّعال</text:p>
          </table:table-cell>
          <table:table-cell office:value-type="string" calcext:value-type="string">
            <text:p><text:s/>اتحاد، اتخاذ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آعال</text:p>
          </table:table-cell>
          <table:table-cell office:value-type="string" calcext:value-type="string">
            <text:p>أمل, <text:s/>آمال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آعال</text:p>
          </table:table-cell>
          <table:table-cell office:value-type="string" calcext:value-type="string">
            <text:p><text:s/>إبِل, <text:s/>آبال، إبط, <text:s/>آباط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آعِلَة</text:p>
          </table:table-cell>
          <table:table-cell office:value-type="string" calcext:value-type="string">
            <text:p>أوان, <text:s/>آونة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مأزق, <text:s/>مآزق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مئذنة, <text:s/>مآذن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ُتَّعَل</text:p>
          </table:table-cell>
          <table:table-cell office:value-type="string" calcext:value-type="string">
            <text:p><text:s/>متخذ، متفق</text:p>
          </table:table-cell>
          <table:table-cell table:number-columns-repeated="102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اِتَّعَل</text:p>
          </table:table-cell>
          <table:table-cell office:value-type="string" calcext:value-type="string">
            <text:p><text:s/>اتخذ, <text:s/>يتخذ، اتحد, <text:s/>يتحد، اتفق, <text:s/>يتفق، اتجه, <text:s/>يتجه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ُتَّعِل</text:p>
          </table:table-cell>
          <table:table-cell office:value-type="string" calcext:value-type="string">
            <text:p><text:s/>متخذ، متفق، متجه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مأثم, <text:s/>مآثم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مأدبة, <text:s/>مآدب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فائل</text:p>
          </table:table-cell>
          <table:table-cell office:value-type="string" calcext:value-type="string">
            <text:p>مَفائِل</text:p>
          </table:table-cell>
          <table:table-cell office:value-type="string" calcext:value-type="string">
            <text:p>مديح, <text:s/>مدائح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تَفاعَى</text:p>
          </table:table-cell>
          <table:table-cell office:value-type="string" calcext:value-type="string">
            <text:p><text:s/>توارى، تبارى، توازى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فاعَى</text:p>
          </table:table-cell>
          <table:table-cell office:value-type="string" calcext:value-type="string">
            <text:p><text:s/>بارى، جارى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مَفاعِ</text:p>
          </table:table-cell>
          <table:table-cell office:value-type="string" calcext:value-type="string">
            <text:p>معنى‫, ‬ معان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مُفاعاة</text:p>
          </table:table-cell>
          <table:table-cell office:value-type="string" calcext:value-type="string">
            <text:p><text:s/>مباراة، مجاراة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فاع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أَفاعِيّ</text:p>
          </table:table-cell>
          <table:table-cell office:value-type="string" calcext:value-type="string">
            <text:p>أضحية, <text:s/>أضاحي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ُل</text:p>
          </table:table-cell>
          <table:table-cell office:value-type="string" calcext:value-type="string">
            <text:p><text:s/>تماسك، تعاظم، تعادل، تواجد، تفاؤل، تمارض</text:p>
          </table:table-cell>
          <table:table-cell table:number-columns-repeated="102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برد, <text:s/>مبارد، مقعد, <text:s/>مقاعد، مصعد, <text:s/>مصاعد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صفاة‫, ‬ مصافي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سجد, <text:s/>مساجد، منزل, <text:s/>منازل، موطن، مواطن، معرض, <text:s/>معارض، موقف, <text:s/>مواقف، موقع, <text:s/>مواقع، مجلس, <text:s/>مجالس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ِل</text:p>
          </table:table-cell>
          <table:table-cell office:value-type="string" calcext:value-type="string">
            <text:p>تجربة‫, ‬ تجارب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<text:s/>داعية</text:p>
          </table:table-cell>
          <table:table-cell table:number-columns-repeated="102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<text:s/>أكرم, <text:s/>أكارم، أعظم, <text:s/>أعاظم، أفضل, <text:s/>أفاضل، أرذل, <text:s/>أراذل، أكبر, <text:s/>أكابر، أصغر, <text:s/>أصاغر</text:p>
          </table:table-cell>
          <table:table-cell table:number-columns-repeated="102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<text:s/>أظفر, <text:s/>أظافر، أُنمل, <text:s/>أنامل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َل</text:p>
          </table:table-cell>
          <table:table-cell office:value-type="string" calcext:value-type="string">
            <text:p><text:s/>تصالح، تسابق، تعامل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آصرة, <text:s/>أواصر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تَفاعِل</text:p>
          </table:table-cell>
          <table:table-cell office:value-type="string" calcext:value-type="string">
            <text:p><text:s/>متسابق، متسارع، متباري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<text:s/>إصبع , <text:s/>أصابع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كرمة, <text:s/>مكارم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<text:s/>صالح، طاهر، صابر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َل</text:p>
          </table:table-cell>
          <table:table-cell office:value-type="string" calcext:value-type="string">
            <text:p><text:s/>مقاتل، مراعَى، مرافَق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ِل</text:p>
          </table:table-cell>
          <table:table-cell office:value-type="string" calcext:value-type="string">
            <text:p><text:s/>مقاتل، مسامح</text:p>
          </table:table-cell>
          <table:table-cell table:number-columns-repeated="102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عصية, <text:s/>معاصي</text:p>
          </table:table-cell>
          <table:table-cell table:number-columns-repeated="102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صيدة, <text:s/>مصائد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<text:s/>كاتب، ضارب، شاكر، عالم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َل</text:p>
          </table:table-cell>
          <table:table-cell office:value-type="string" calcext:value-type="string">
            <text:p><text:s/>سامح، قاتل، شارك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<text:s/>ساقية، شاحنة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لعب, <text:s/>ملاعب، مطمع, <text:s/>مطامع، معبد, <text:s/>معابد، منسك, <text:s/>مناسك، متحف, <text:s/>متاحف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َلَة</text:p>
          </table:table-cell>
          <table:table-cell office:value-type="string" calcext:value-type="string">
            <text:p><text:s/>مُشَارَكَة، مباغتة، محاورة، مقاتلة، مبارزة، مناضلة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تَفاعَل</text:p>
          </table:table-cell>
          <table:table-cell office:value-type="string" calcext:value-type="string">
            <text:p><text:s/>متسابَق، متبارَي، متعارف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خافة‫, ‬ مخاوف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<text:s/>مُصحف, <text:s/>مصاحف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َة</text:p>
          </table:table-cell>
          <table:table-cell office:value-type="string" calcext:value-type="string">
            <text:p>إسكافي, <text:s/>أساكفة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رزبة, <text:s/>مرازب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كنسة, <text:s/>مكانس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أردب‫, ‬ أرادب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أستك‫, ‬ أساتك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مكرمة, <text:s/>مكارم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</text:p>
          </table:table-cell>
          <table:table-cell office:value-type="string" calcext:value-type="string">
            <text:p><text:s/>جاسوس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</text:p>
          </table:table-cell>
          <table:table-cell office:value-type="string" calcext:value-type="string">
            <text:p><text:s/>ساطور، صاروخ، قانون، لاهوت، جاسوس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أرجوزة‫, ‬ أراجيز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يَفاعِيل</text:p>
          </table:table-cell>
          <table:table-cell office:value-type="string" calcext:value-type="string">
            <text:p><text:s/>ينبوع, <text:s/>ينابيع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<text:s/>منديل, <text:s/>مناديل</text:p>
          </table:table-cell>
          <table:table-cell table:number-columns-repeated="102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<text:s/>تمساح, <text:s/>تماسيح، تمثال, <text:s/>تماثيل</text:p>
          </table:table-cell>
          <table:table-cell table:number-columns-repeated="102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<text:s/>تجويف, <text:s/>تجاويف، تدريب, <text:s/>تداريب، تحليل, <text:s/>تحاليل، ترتيل, <text:s/>تراتيل، تغريد, <text:s/>تغاريد، تقويم, <text:s/>تقاويم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مجرفة‫, ‬ مجاريف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<text:s/>مفتاح, <text:s/>مفاتيح، مصباح, <text:s/>مصابيح</text:p>
          </table:table-cell>
          <table:table-cell table:number-columns-repeated="102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<text:s/>أسلوب , <text:s/>أساليب ، أنبوب , <text:s/>أنابيب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<text:s/>مسحوق, <text:s/>مساحيق، معجون, <text:s/>معاجين، محلول, <text:s/>محاليل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قول‫, ‬ أقاويل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<text:s/>موعد، مواعيد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ترتيلة‫, ‬ تراتيل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ِفالَة</text:p>
          </table:table-cell>
          <table:table-cell office:value-type="string" calcext:value-type="string">
            <text:p><text:s/>استقامة، استقالة، استشارة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ِفالَة</text:p>
          </table:table-cell>
          <table:table-cell office:value-type="string" calcext:value-type="string">
            <text:p><text:s/>إقالة، إعانة، إجابة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ف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فال</text:p>
          </table:table-cell>
          <table:table-cell office:value-type="string" calcext:value-type="string">
            <text:p><text:s/>باع، صار، جاء، قال، حال، ساق، فاق، عاد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مُفال</text:p>
          </table:table-cell>
          <table:table-cell office:value-type="string" calcext:value-type="string">
            <text:p><text:s/>مقام، مضاع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َفال</text:p>
          </table:table-cell>
          <table:table-cell office:value-type="string" calcext:value-type="string">
            <text:p><text:s/>أضاع، أبان، أشار، أجار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ِفالَة</text:p>
          </table:table-cell>
          <table:table-cell office:value-type="string" calcext:value-type="string">
            <text:p><text:s/>استقامة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َفّال</text:p>
          </table:table-cell>
          <table:table-cell office:value-type="string" calcext:value-type="string">
            <text:p>يوم, <text:s/>أيام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فا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آفال</text:p>
          </table:table-cell>
          <table:table-cell office:value-type="string" calcext:value-type="string">
            <text:p>أجل, <text:s/>آجال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َفال</text:p>
          </table:table-cell>
          <table:table-cell office:value-type="string" calcext:value-type="string">
            <text:p><text:s/>استعان، استقام، استعاذ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آفال</text:p>
          </table:table-cell>
          <table:table-cell office:value-type="string" calcext:value-type="string">
            <text:p>أذن‫, ‬ آذان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نْفال</text:p>
          </table:table-cell>
          <table:table-cell office:value-type="string" calcext:value-type="string">
            <text:p><text:s/>انحاز، انقاد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مُسْتَفال</text:p>
          </table:table-cell>
          <table:table-cell office:value-type="string" calcext:value-type="string">
            <text:p><text:s/>مستعان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فتع</text:p>
          </table:table-cell>
          <table:table-cell office:value-type="string" calcext:value-type="string">
            <text:p>اِفْتَعَى</text:p>
          </table:table-cell>
          <table:table-cell office:value-type="string" calcext:value-type="string">
            <text:p><text:s/>اجتبى، ابتلى، ابتغى، التوى، احتوى، انتقى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فتعال</text:p>
          </table:table-cell>
          <table:table-cell office:value-type="string" calcext:value-type="string">
            <text:p>اِفْتِعالَة</text:p>
          </table:table-cell>
          <table:table-cell office:value-type="string" calcext:value-type="string">
            <text:p><text:s/>ابتسامة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فتعال</text:p>
          </table:table-cell>
          <table:table-cell office:value-type="string" calcext:value-type="string">
            <text:p>اِفْتِعال</text:p>
          </table:table-cell>
          <table:table-cell office:value-type="string" calcext:value-type="string">
            <text:p><text:s/>افتقار، ابتكار، التماس، ابتداء، اكتساب، اجتماع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َل</text:p>
          </table:table-cell>
          <table:table-cell office:value-type="string" calcext:value-type="string">
            <text:p><text:s/>مشترك، مشتمل، مرتزق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اِفْتَعَل</text:p>
          </table:table-cell>
          <table:table-cell office:value-type="string" calcext:value-type="string">
            <text:p><text:s/>اجتمع، اشترك، اشتمل، اشتعل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ِل</text:p>
          </table:table-cell>
          <table:table-cell office:value-type="string" calcext:value-type="string">
            <text:p><text:s/>مشترك، مشتمل، مشتغل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ِل</text:p>
          </table:table-cell>
          <table:table-cell office:value-type="string" calcext:value-type="string">
            <text:p><text:s/>معتدل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فتل</text:p>
          </table:table-cell>
          <table:table-cell office:value-type="string" calcext:value-type="string">
            <text:p>اِفْتَلّ</text:p>
          </table:table-cell>
          <table:table-cell office:value-type="string" calcext:value-type="string">
            <text:p><text:s/>امتد، احتد، ارتد، اعتز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فتل</text:p>
          </table:table-cell>
          <table:table-cell office:value-type="string" calcext:value-type="string">
            <text:p>مُفْتَلّ</text:p>
          </table:table-cell>
          <table:table-cell office:value-type="string" calcext:value-type="string">
            <text:p><text:s/>ممتد، مرتد، معتز، محتد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ا</text:p>
          </table:table-cell>
          <table:table-cell office:value-type="string" calcext:value-type="string">
            <text:p><text:s/>نما، عفا، دعا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</text:p>
          </table:table-cell>
          <table:table-cell office:value-type="string" calcext:value-type="string">
            <text:p><text:s/>حن، حب، رن، أن، رق، رد، عد، عق، سب، سد، مر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ّ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نْفَعَى</text:p>
          </table:table-cell>
          <table:table-cell office:value-type="string" calcext:value-type="string">
            <text:p><text:s/>انطوى، انبرى، انحنى، انتمى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نْفِعاء</text:p>
          </table:table-cell>
          <table:table-cell office:value-type="string" calcext:value-type="string">
            <text:p><text:s/>انطواء، احتواء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َى</text:p>
          </table:table-cell>
          <table:table-cell office:value-type="string" calcext:value-type="string">
            <text:p><text:s/>قرية, <text:s/>قرى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ِيّ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اة</text:p>
          </table:table-cell>
          <table:table-cell office:value-type="string" calcext:value-type="string">
            <text:p><text:s/>هاد, <text:s/>هداة، قاض, <text:s/>قضاة، غاز, <text:s/>غزاة، داع, <text:s/>دعاة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ِعَى</text:p>
          </table:table-cell>
          <table:table-cell office:value-type="string" calcext:value-type="string">
            <text:p><text:s/>حِلية, <text:s/>حلى، لحية, <text:s/>لحى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ُسْتَفْعِي</text:p>
          </table:table-cell>
          <table:table-cell office:value-type="string" calcext:value-type="string">
            <text:p><text:s/>مستوفي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َى</text:p>
          </table:table-cell>
          <table:table-cell office:value-type="string" calcext:value-type="string">
            <text:p><text:s/>أتى، رمى، مشى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إِفْعاء</text:p>
          </table:table-cell>
          <table:table-cell office:value-type="string" calcext:value-type="string">
            <text:p><text:s/>إبقاء، إمضاء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تَفَعَّى</text:p>
          </table:table-cell>
          <table:table-cell office:value-type="string" calcext:value-type="string">
            <text:p><text:s/>تربى، تردى، ترجى، تعدى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َى</text:p>
          </table:table-cell>
          <table:table-cell office:value-type="string" calcext:value-type="string">
            <text:p><text:s/>أبقى، أمضى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َفْعِي</text:p>
          </table:table-cell>
          <table:table-cell office:value-type="string" calcext:value-type="string">
            <text:p><text:s/>مرمي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اَة</text:p>
          </table:table-cell>
          <table:table-cell office:value-type="string" calcext:value-type="string">
            <text:p>داعي‫, ‬ دعاة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َى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ُتَفَعِّي</text:p>
          </table:table-cell>
          <table:table-cell office:value-type="string" calcext:value-type="string">
            <text:p><text:s/>متلقي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ّ</text:p>
          </table:table-cell>
          <table:table-cell office:value-type="string" calcext:value-type="string">
            <text:p><text:s/>حر، مر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َى</text:p>
          </table:table-cell>
          <table:table-cell office:value-type="string" calcext:value-type="string">
            <text:p><text:s/>وفى، ربى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ِيَة</text:p>
          </table:table-cell>
          <table:table-cell office:value-type="string" calcext:value-type="string">
            <text:p><text:s/>قبو, <text:s/>أقبية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ِيَة</text:p>
          </table:table-cell>
          <table:table-cell office:value-type="string" calcext:value-type="string">
            <text:p>وادي, <text:s/>أودية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ايا</text:p>
          </table:table-cell>
          <table:table-cell office:value-type="string" calcext:value-type="string">
            <text:p>ضحية‫, ‬ ضحايا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سْتَفْعَى</text:p>
          </table:table-cell>
          <table:table-cell office:value-type="string" calcext:value-type="string">
            <text:p><text:s/>استثنى، استبقى، استولى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ِعَّة</text:p>
          </table:table-cell>
          <table:table-cell office:value-type="string" calcext:value-type="string">
            <text:p>زقاق, <text:s/>أزقة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صحيفة, <text:s/>صحائف، طريقة, <text:s/>طرائق، وديعة, <text:s/>ودائع، شعيرة, <text:s/>شعائر، ربيبة, <text:s/>ربائب، خبيثة, <text:s/>خبائث، خليقة, <text:s/>خلائق، خليفة, <text:s/>خلائف، نفيسة, <text:s/>نفائس 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سَحابة, <text:s/>سحائب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غويشة, <text:s/>غوائش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سيجارة, <text:s/>سجائر</text:p>
          </table:table-cell>
          <table:table-cell table:number-columns-repeated="102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واسطة, <text:s/>وسائط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لفافة, <text:s/>لفائف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ضرة, <text:s/>ضرائر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فصيل‫, ‬ فصائل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فلوكة‫, ‬ فلائك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عجوز, <text:s/>عجائز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شمال, <text:s/>شمائل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<text:s/>رسالة, <text:s/>رسائل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فعاع</text:p>
          </table:table-cell>
          <table:table-cell office:value-type="string" calcext:value-type="string">
            <text:p>أَفْعاع</text:p>
          </table:table-cell>
          <table:table-cell office:value-type="string" calcext:value-type="string">
            <text:p>طن‫, ‬ أطنان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فعاع</text:p>
          </table:table-cell>
          <table:table-cell office:value-type="string" calcext:value-type="string">
            <text:p>أَفْعاع</text:p>
          </table:table-cell>
          <table:table-cell office:value-type="string" calcext:value-type="string">
            <text:p>زر, <text:s/>أزرار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فعاعل</text:p>
          </table:table-cell>
          <table:table-cell office:value-type="string" calcext:value-type="string">
            <text:p>فَعاعِل</text:p>
          </table:table-cell>
          <table:table-cell office:value-type="string" calcext:value-type="string">
            <text:p>سلم, <text:s/>سلالم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<text:s/>زِراعة، قراءة، خياطة، سفارة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ا</text:p>
          </table:table-cell>
          <table:table-cell office:value-type="string" calcext:value-type="string">
            <text:p><text:s/>صبية, <text:s/>صبايا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<text:s/>صُداع ، سُعال، صراخ، عواء، زكام، دوار</text:p>
          </table:table-cell>
          <table:table-cell table:number-columns-repeated="102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<text:s/>فتوى , <text:s/>فَتاوى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</text:p>
          </table:table-cell>
          <table:table-cell office:value-type="string" calcext:value-type="string">
            <text:p><text:s/>جَبَان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<text:s/>مِهْذَار، مقدام، معطاء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ذئب, <text:s/>ذئاب، قِدْح, <text:s/>قداح، ظل, <text:s/>ظلال ريح, <text:s/>رياح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إِفْعال</text:p>
          </table:table-cell>
          <table:table-cell office:value-type="string" calcext:value-type="string">
            <text:p><text:s/>إكرام، إنجاز، إعداد، إنقاذ، إجراء، إصدار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ثمرة, <text:s/>ثمار، رقبة, <text:s/>رقاب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رُطَب, <text:s/>أرطاب</text:p>
          </table:table-cell>
          <table:table-cell table:number-columns-repeated="102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<text:s/>سكران, <text:s/>سكارى، كسلان, <text:s/>كسالى</text:p>
          </table:table-cell>
          <table:table-cell table:number-columns-repeated="102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<text:s/>صحراء, <text:s/>صحاري، عذراء, <text:s/>عذاري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ا</text:p>
          </table:table-cell>
          <table:table-cell office:value-type="string" calcext:value-type="string">
            <text:p><text:s/>عريان - عريانة, <text:s/>عرايا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خنثى, <text:s/>خناث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تِفْع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<text:s/>صحراء, <text:s/>صحارى، عذراء, <text:s/>عذارى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قصعة, <text:s/>قصاع، جنة, <text:s/>جنان، صحفة, <text:s/>صحاف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<text:s/>شُجَاع، همام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ّال</text:p>
          </table:table-cell>
          <table:table-cell office:value-type="string" calcext:value-type="string">
            <text:p><text:s/>صائم, <text:s/>صُوّام، نائم, <text:s/>نوام، قائم, <text:s/>قوام، كاتب, <text:s/>كتّاب، قارئ, <text:s/>قرّاء، كافر, <text:s/>كفّار، رائد, <text:s/>روّاد، حارس, <text:s/>حراس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عطشان – عطشانة, <text:s/>عطاش، غضبان – غضبانة, <text:s/>غضاب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قناص, <text:s/>قناصة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<text:s/>علامة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<text:s/>بَتّار، براق، حراق، نمام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حِمْل, <text:s/>أحمال، اسم, <text:s/>أسماء، ردف, <text:s/>أرداف، حزب, <text:s/>أحزاب، ملح, <text:s/>أملاح، حلف, <text:s/>أحلاف، عرق, <text:s/>أعراق، غمد, <text:s/>أغماد، قفل, <text:s/>أقفال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كوخ, <text:s/>أكواخ، جوخ, <text:s/>أجواخ، روح, <text:s/>أرواح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<text:s/>حجر, <text:s/>حجارة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ّ</text:p>
          </table:table-cell>
          <table:table-cell office:value-type="string" calcext:value-type="string">
            <text:p>كرسي, <text:s/>كراسي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بقر, <text:s/>أبقار، غنم, <text:s/>أغنام، علم, <text:s/>أعلام، صنم, <text:s/>أصنام، قلم, <text:s/>أقلام، بصر, <text:s/>أبصار، ولد, <text:s/>أولاد، هرم, <text:s/>أهرام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جمل, <text:s/>جمال، جبل, <text:s/>جبال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كلب, <text:s/>كلاب، فرخ, <text:s/>فراخ، عظْم, <text:s/>عِظام، كعب, <text:s/>كعاب، صعب, <text:s/>صعاب، ثوب, <text:s/>ثياب، سهم, <text:s/>سهام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جد, <text:s/>أجداد، عم, <text:s/>أعمام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باب, <text:s/>أبواب، ناب, <text:s/>أنياب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ة</text:p>
          </table:table-cell>
          <table:table-cell office:value-type="string" calcext:value-type="string">
            <text:p><text:s/>نباهة، شجاعة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قتال، إباء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كبري, <text:s/>كباري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سحلية, <text:s/>سحالي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<text:s/>غسالة، زحافة، زلاجة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<text:s/>يتيم, <text:s/>يتامى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نْفِعالَة</text:p>
          </table:table-cell>
          <table:table-cell office:value-type="string" calcext:value-type="string">
            <text:p><text:s/>اندفاعة، انطلاقة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كريم – كريمة, <text:s/>كرام، سقيم – سقيمة, <text:s/>سقام، ظريف – ظريفة, <text:s/>ظراف، طويل – طويلة, <text:s/>طوال، عظيم – عظيمة, <text:s/>عظام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كَبِد, <text:s/>أكباد، نمر, <text:s/>أنمار، عقب, <text:s/>أعقاب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<text:s/>منشار، محراث، مقياس، منظار، مفتاح، منهاج، مقدار، مصداق، معيار، محراب، ملقاط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<text:s/>رمح, <text:s/>رماح، جرح, <text:s/>جراح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قصرية, <text:s/>قصاري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قُفْل, <text:s/>أقفال، حضن, <text:s/>أحضان، عرف, <text:s/>أعراف، عمر, <text:s/>أعمار، كوخ, <text:s/>أكواخ، جوخ, <text:s/>أجواخ، روح, <text:s/>أرواح، عُمق, <text:s/>أعماق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ّال</text:p>
          </table:table-cell>
          <table:table-cell office:value-type="string" calcext:value-type="string">
            <text:p>حكم‫, ‬ حكام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عُنُق, <text:s/>أعناق، حُلُم, <text:s/>أحلام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عِنَب, <text:s/>أعناب، حِقب, <text:s/>أحقاب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مشيج‫, ‬ أمشاج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وهم, <text:s/>أوهام، وقت, <text:s/>أوقات، وقف, <text:s/>أوقاف، ثوب, <text:s/>أثواب، حرف, <text:s/>حروف، نفس, <text:s/>نفوس، درس, <text:s/>دروس، صحب, <text:s/>أصحاب، زند, <text:s/>أزناد، فرخ, <text:s/>أفراخ، نهر, <text:s/>أنهار، حمل, <text:s/>أحمال، حبر, <text:s/>أحبار، شكل, <text:s/>أشكال، سمع, <text:s/>أسماع، لفظ, <text:s/>ألفاظ، لحظ, <text:s/>ألحاظ، وصف, <text:s/>أوصاف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<text:s/>عَضُد, <text:s/>أعضاد، عجز, <text:s/>أعجاز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سْتِفْعال</text:p>
          </table:table-cell>
          <table:table-cell office:value-type="string" calcext:value-type="string">
            <text:p><text:s/>اسْتِعْمَال، استمرار، استخراج، استفهام، استفسار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فيلم‫, ‬ أفلام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نْفِعال</text:p>
          </table:table-cell>
          <table:table-cell office:value-type="string" calcext:value-type="string">
            <text:p><text:s/>اندفاع، انشطار، انهيار، انهزام، انتصار، انصراف، انطلاق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<text:s/>قنبلة, <text:s/>قنابل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قرصان, <text:s/>قراصنة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<text:s/>سلسلة, <text:s/>سلاسل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بلبل, <text:s/>بلابل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عملاق‫, ‬ عمالقة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صقلبي, <text:s/>صقالبة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سلجوقي, <text:s/>سلاجقة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خنصر, <text:s/>خناصر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درهم‫, ‬ دراهم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بردعة‫, ‬ برادع</text:p>
          </table:table-cell>
          <table:table-cell table:number-columns-repeated="102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<text:s/>عنكبوت, <text:s/>عناكب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طلياني, <text:s/>طلاينة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فرعون‫, ‬ فراعنة</text:p>
          </table:table-cell>
          <table:table-cell table:number-columns-repeated="102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<text:s/>زنديق, <text:s/>زنادقة، بطريق, <text:s/>بطارقة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بطرق, <text:s/>بطارق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وسواس‫, ‬ وساوس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صنارة, <text:s/>صنانير</text:p>
          </table:table-cell>
          <table:table-cell table:number-columns-repeated="102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<text:s/>عصفور, <text:s/>عصافير، زنبور, <text:s/>زنابير، صعلوك, <text:s/>صعاليك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كرنيش‫, ‬ كرانيش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<text:s/>قرطاس, <text:s/>قراطيس، دينار, <text:s/>دنانير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تنين‫, ‬ تنانين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دكان, <text:s/>دكاكين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زرزر, <text:s/>زرارير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زمارة, <text:s/>رمامير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زمارة, <text:s/>رمامير</text:p>
          </table:table-cell>
          <table:table-cell table:number-columns-repeated="102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<text:s/>عفريت, <text:s/>عفاريت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كرباج, <text:s/>كرابيج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خلخال‫, ‬ خلاخيل</text:p>
          </table:table-cell>
          <table:table-cell table:number-columns-repeated="102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<text:s/>قنديل, <text:s/>قناديل، برميل, <text:s/>براميل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هلهولة, <text:s/>هلاهيل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عقار, <text:s/>عقاقير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دينار, <text:s/>دنانير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فرفور, <text:s/>فرافير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نبوت, <text:s/>نبابيت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فعايل</text:p>
          </table:table-cell>
          <table:table-cell office:value-type="string" calcext:value-type="string">
            <text:p>فَعايِل</text:p>
          </table:table-cell>
          <table:table-cell office:value-type="string" calcext:value-type="string">
            <text:p>سيجارة, <text:s/>سجاير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فعايل</text:p>
          </table:table-cell>
          <table:table-cell office:value-type="string" calcext:value-type="string">
            <text:p>فَعايِل</text:p>
          </table:table-cell>
          <table:table-cell office:value-type="string" calcext:value-type="string">
            <text:p>فصيل‫, ‬ فصايل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ِعَعَة</text:p>
          </table:table-cell>
          <table:table-cell office:value-type="string" calcext:value-type="string">
            <text:p>دب, <text:s/>دببة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ِعَع</text:p>
          </table:table-cell>
          <table:table-cell office:value-type="string" calcext:value-type="string">
            <text:p>عدة, <text:s/>عدد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ُعَع</text:p>
          </table:table-cell>
          <table:table-cell office:value-type="string" calcext:value-type="string">
            <text:p>شقة, <text:s/>شقق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ِل</text:p>
          </table:table-cell>
          <table:table-cell office:value-type="string" calcext:value-type="string">
            <text:p><text:s/>مجرب، محدث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ُفْعُ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إِ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ّ</text:p>
          </table:table-cell>
          <table:table-cell office:value-type="string" calcext:value-type="string">
            <text:p><text:s/>مسود، معوج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<text:s/>فَطِن، جشع، فرح، شرس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نْفَعَل</text:p>
          </table:table-cell>
          <table:table-cell office:value-type="string" calcext:value-type="string">
            <text:p><text:s/>منطلَق، منحدر، منخفض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نْفَعِل</text:p>
          </table:table-cell>
          <table:table-cell office:value-type="string" calcext:value-type="string">
            <text:p><text:s/>منطلق، منكسر، منهزم، منتصر، منبهر، منحني، منطوي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َعُّل</text:p>
          </table:table-cell>
          <table:table-cell office:value-type="string" calcext:value-type="string">
            <text:p><text:s/>تَعَلُّم، تصرف، تذمر، تكبر، توكل، تفكر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<text:s/>مَنْظَر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ة</text:p>
          </table:table-cell>
          <table:table-cell office:value-type="string" calcext:value-type="string">
            <text:p><text:s/>سُمرة ، خُضرة، صفرة، زرقة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<text:s/>مَوْعِد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<text:s/>ضرب، نصر، فهم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ان</text:p>
          </table:table-cell>
          <table:table-cell office:value-type="string" calcext:value-type="string">
            <text:p><text:s/>خَفَقان، فيضان، ذوبان، غليان، طيران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<text:s/>شكر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<text:s/>لعب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ِل</text:p>
          </table:table-cell>
          <table:table-cell office:value-type="string" calcext:value-type="string">
            <text:p><text:s/>مستخرج، مستدرك، مستثني، مستعمل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تَفَعَّل</text:p>
          </table:table-cell>
          <table:table-cell office:value-type="string" calcext:value-type="string">
            <text:p><text:s/>متلقَّى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َل</text:p>
          </table:table-cell>
          <table:table-cell office:value-type="string" calcext:value-type="string">
            <text:p><text:s/>معلَّم، موجه، مرفه، مسخر، مقيد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<text:s/>ضجر، عطش، بطر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ة</text:p>
          </table:table-cell>
          <table:table-cell office:value-type="string" calcext:value-type="string">
            <text:p><text:s/>ضَرْبة، أكلة، شربة، دعوة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َل</text:p>
          </table:table-cell>
          <table:table-cell office:value-type="string" calcext:value-type="string">
            <text:p><text:s/>مستخرج، مستدرك، مستثنى، مستعمل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</text:p>
          </table:table-cell>
          <table:table-cell office:value-type="string" calcext:value-type="string">
            <text:p><text:s/>مرفَق، مرسل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َة</text:p>
          </table:table-cell>
          <table:table-cell office:value-type="string" calcext:value-type="string">
            <text:p><text:s/>مطرقة، مكنسة، مجرفة، مقلمة، مطحنة، مفرمة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َة</text:p>
          </table:table-cell>
          <table:table-cell office:value-type="string" calcext:value-type="string">
            <text:p><text:s/>مطرقة، مكنسة، مجرفة، مقلمة، مطحنة، مفرمة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ِل</text:p>
          </table:table-cell>
          <table:table-cell office:value-type="string" calcext:value-type="string">
            <text:p><text:s/>معلِّم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ِل</text:p>
          </table:table-cell>
          <table:table-cell office:value-type="string" calcext:value-type="string">
            <text:p><text:s/>مطعم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تَفَعِّل</text:p>
          </table:table-cell>
          <table:table-cell office:value-type="string" calcext:value-type="string">
            <text:p><text:s/>متعلم، متحضر، متسوق، متخرج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ْعِلَة</text:p>
          </table:table-cell>
          <table:table-cell office:value-type="string" calcext:value-type="string">
            <text:p><text:s/>تزكية، توصية، ترضية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</text:p>
          </table:table-cell>
          <table:table-cell office:value-type="string" calcext:value-type="string">
            <text:p><text:s/>مبرد، مصعد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<text:s/>مَكْتَب، مَلْعَب، ملهى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رداء, <text:s/>أردية، قباء, <text:s/>أقبية، وعاء, <text:s/>أوعية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<text:s/>ذراع, <text:s/>أذرع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جدار, <text:s/>جدران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كتاب, <text:s/>كتب، حمار, <text:s/>حمر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دواء, <text:s/>أدوية، وباء, <text:s/>أوبئة، طعام, <text:s/>أطعمة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غزال, <text:s/>غزلان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<text:s/>جبان, <text:s/>جبناء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ُل</text:p>
          </table:table-cell>
          <table:table-cell office:value-type="string" calcext:value-type="string">
            <text:p><text:s/>كَرُم، حَسُن، بَطُر، بعد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<text:s/>لعب، ركب، شرب، سئم، مرض، علم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<text:s/>فتى, <text:s/>فتية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<text:s/>ضرب، شكر، رحل، سبق، رشق، صرف، عزم، 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حمل, <text:s/>حملان، ذكر, <text:s/>ذكران، بلد, <text:s/>بلدان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وَلَد, <text:s/>وِلدان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ُ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حوت, <text:s/>حيتان، عور, <text:s/>عوران، عود, <text:s/>عيدان، كوز, <text:s/>كيزان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ان</text:p>
          </table:table-cell>
          <table:table-cell office:value-type="string" calcext:value-type="string">
            <text:p><text:s/>مهرجان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َل</text:p>
          </table:table-cell>
          <table:table-cell office:value-type="string" calcext:value-type="string">
            <text:p><text:s/>مستودَع، مستشفَى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ِ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<text:s/>مريض, <text:s/>مرضى، أسير, <text:s/>أسرى، قتيل, <text:s/>قتلى، غريق, <text:s/>غرقى، جريح, <text:s/>جرحى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<text:s/>كريم, <text:s/>كرماء، نبيل, <text:s/>نبلاء، عظيم, <text:s/>عظماء، ظريف, <text:s/>ظرفاء، بخيل, <text:s/>بخلاء، جليس, <text:s/>جلساء، نديم, <text:s/>ندماء، خليط, <text:s/>خلطاء، شريك, <text:s/>شركاء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اء</text:p>
          </table:table-cell>
          <table:table-cell office:value-type="string" calcext:value-type="string">
            <text:p><text:s/>نصيب, <text:s/>أنصباء، صديق, <text:s/>أصدقاء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سْتَفْعَل</text:p>
          </table:table-cell>
          <table:table-cell office:value-type="string" calcext:value-type="string">
            <text:p><text:s/>استغفر، استخرج، استدرك، استعمل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فْعَلّ</text:p>
          </table:table-cell>
          <table:table-cell office:value-type="string" calcext:value-type="string">
            <text:p><text:s/>احمر، اسود، اعوج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شنطة‫, ‬ شنط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نْفَعَل</text:p>
          </table:table-cell>
          <table:table-cell office:value-type="string" calcext:value-type="string">
            <text:p><text:s/>انطلق، انكسر، انهزم، انتصر، انبهر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فدان‫, ‬ أفدنة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أجرب, <text:s/>جربان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َعَّل</text:p>
          </table:table-cell>
          <table:table-cell office:value-type="string" calcext:value-type="string">
            <text:p><text:s/>تعلم، تخرج، تكسر، تميز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شلتة, <text:s/>شلت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حلة, <text:s/>حلل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جدي, <text:s/>جديان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<text:s/>بحر, <text:s/>أبحر، نهر, <text:s/>أنهر، نجم, <text:s/>أنجم، عين, <text:s/>أعين، نفس, <text:s/>أنفس، دمع, <text:s/>أدمع،سقف, <text:s/>أسقف، سهم, <text:s/>أسهم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ظهر, <text:s/>ظهران، ركب, <text:s/>ركبان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<text:s/>أطعم، ألبس، ألزم، أشرك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فؤاد, <text:s/>أفئدة، سؤال, <text:s/>أسئلة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غلام, <text:s/>غِلمان، عُقاب, <text:s/>عِقبان، شجاع, <text:s/>شجعان، غراب, <text:s/>غِربان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عمود, <text:s/>أعمدة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رسول, <text:s/>رسل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خروف, <text:s/>خرفان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َّل</text:p>
          </table:table-cell>
          <table:table-cell office:value-type="string" calcext:value-type="string">
            <text:p><text:s/>عظم، كرم، حطم، هدد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رغيف, <text:s/>أرغفة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سرير, <text:s/>سرر، نذير, <text:s/>نذر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قضيب, <text:s/>قضبان، كثيب, <text:s/>كثبان، رغيف, <text:s/>رغفان، قميص, <text:s/>قمصان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<text:s/>يمين, <text:s/>أيمن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َة</text:p>
          </table:table-cell>
          <table:table-cell office:value-type="string" calcext:value-type="string">
            <text:p><text:s/>قرد, <text:s/>قردة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<text:s/>غمد, <text:s/>أغمدة 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ِّ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<text:s/>ميت, <text:s/>موتى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لَى</text:p>
          </table:table-cell>
          <table:table-cell office:value-type="string" calcext:value-type="string">
            <text:p><text:s/>يقظان - يقظانة, <text:s/>يقظى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أعمى, <text:s/>عميان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<text:s/>خشن، فرح، فطن، قلق، لبق، سلس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جنب، فرط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<text:s/>مَجْلِس، مَوْرِد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<text:s/>حلو، صلب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<text:s/>ضخم، شهم، سهل، صعب، سمح، بخس</text:p>
          </table:table-cell>
          <table:table-cell table:number-columns-repeated="102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سحابة, <text:s/>سحب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اء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ء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<text:s/>حَسَن، بطل، وسط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ء</text:p>
          </table:table-cell>
          <table:table-cell office:value-type="string" calcext:value-type="string">
            <text:p><text:s/>حمراء، سوداء، صفراء، عرجاء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<text:s/>سكران، عطشان، شبعان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<text:s/>أحمر، أعرج، أحول، أعمى، أبتر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<text:s/>صفر، ملح، ضعف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َة</text:p>
          </table:table-cell>
          <table:table-cell office:value-type="string" calcext:value-type="string">
            <text:p><text:s/>دب, <text:s/>دببة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<text:s/>عالم, <text:s/>علماء، شاعر, <text:s/>شعراء، عاقل, <text:s/>عقلاء، جاهل, <text:s/>جهلاء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<text:s/>غرفة, <text:s/>غرف، سنّة, <text:s/>سنن، حجرة, <text:s/>حجر، جُمُعة, <text:s/>جُمَع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رجل‫, ‬ أرجل 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<text:s/>صبي, <text:s/>صبية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اء</text:p>
          </table:table-cell>
          <table:table-cell office:value-type="string" calcext:value-type="string">
            <text:p><text:s/>وفيّ, <text:s/>أوفياء، قويّ, <text:s/>أقوياء، وصيّ, <text:s/>أوصياء، وليّ, <text:s/>أولياء، نبيّ, <text:s/>أنبياء، غبي, <text:s/>أغبياء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<text:s/>أحمر – حمراء, <text:s/>حمر، أخضر – خضراء, <text:s/>خضر، أعور – عوراء, <text:s/>عور، أخرس – خرساء, <text:s/>خرس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<text:s/>أحمق – حمقاء, <text:s/>حمقى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<text:s/>أبيض – بيضاء, <text:s/>بيض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<text:s/>صحيفة, <text:s/>صحف، طريقة, <text:s/>طرق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<text:s/>خليفة, <text:s/>خلفاء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<text:s/>راهب, <text:s/>رهبان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<text:s/>كبرى, <text:s/>كبر، صغرى, <text:s/>صغر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ى</text:p>
          </table:table-cell>
          <table:table-cell office:value-type="string" calcext:value-type="string">
            <text:p><text:s/>مثلى، فضلى، كبرى، صغرى، أولى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<text:s/>عبرة, <text:s/>عبر، حجة, <text:s/>حجج، بدعة, <text:s/>بدع، كسرة, <text:s/>كسر، ذكرى, <text:s/>ذكر</text:p>
          </table:table-cell>
          <table:table-cell table:number-columns-repeated="102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<text:s/>نسوة , <text:s/>نسوان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َة</text:p>
          </table:table-cell>
          <table:table-cell office:value-type="string" calcext:value-type="string">
            <text:p><text:s/>ساحر, <text:s/>سحرة، كاتب, <text:s/>كتبة، بار, <text:s/>بررة، فاجر, <text:s/>فجرة، كافر, <text:s/>كفرة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َّل</text:p>
          </table:table-cell>
          <table:table-cell office:value-type="string" calcext:value-type="string">
            <text:p><text:s/>راكع, <text:s/>ركّع، صائم, <text:s/>صوّم، ضارب, <text:s/>ضرّب، قائم, <text:s/>قوّم، نائم, <text:s/>نوّم</text:p>
          </table:table-cell>
          <table:table-cell table:number-columns-repeated="102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<text:s/>هالك, <text:s/>هلكى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<text:s/>أعلم، أكرم، أفضل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ى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فِعْلا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اِفْعِلال</text:p>
          </table:table-cell>
          <table:table-cell office:value-type="string" calcext:value-type="string">
            <text:p><text:s/>اصفرار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فُعْلالِيَّة</text:p>
          </table:table-cell>
          <table:table-cell office:value-type="string" calcext:value-type="string">
            <text:p>كمسري, <text:s/>كمسرية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لَل</text:p>
          </table:table-cell>
          <table:table-cell office:value-type="string" calcext:value-type="string">
            <text:p><text:s/>قهقه، طمأن، دحرج، سيطر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َعْلَل</text:p>
          </table:table-cell>
          <table:table-cell office:value-type="string" calcext:value-type="string">
            <text:p><text:s/>مسيطَر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ْعَلِلّ</text:p>
          </table:table-cell>
          <table:table-cell office:value-type="string" calcext:value-type="string">
            <text:p><text:s/>مطمئن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تَفَعْلَل</text:p>
          </table:table-cell>
          <table:table-cell office:value-type="string" calcext:value-type="string">
            <text:p><text:s/>تمدين، تمحور، ترهبن، تأمرك، تبلور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َعْلِل</text:p>
          </table:table-cell>
          <table:table-cell office:value-type="string" calcext:value-type="string">
            <text:p><text:s/>مسيطر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ِعْلِ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ُعْلُ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ْلَلَة</text:p>
          </table:table-cell>
          <table:table-cell office:value-type="string" calcext:value-type="string">
            <text:p><text:s/>دَحْرَجَة، زلزلة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تَفَعْلِل</text:p>
          </table:table-cell>
          <table:table-cell office:value-type="string" calcext:value-type="string">
            <text:p><text:s/>متدحرج، متمحور، متأقلم، متشرذم، متبلور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تَفَعْلُل</text:p>
          </table:table-cell>
          <table:table-cell office:value-type="string" calcext:value-type="string">
            <text:p><text:s/>تدحرج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ْل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ُعْلَلِيَّة</text:p>
          </table:table-cell>
          <table:table-cell office:value-type="string" calcext:value-type="string">
            <text:p>كمسري, <text:s/>كمسرية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فعللول</text:p>
          </table:table-cell>
          <table:table-cell office:value-type="string" calcext:value-type="string">
            <text:p>فَعْلَل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فعلول</text:p>
          </table:table-cell>
          <table:table-cell office:value-type="string" calcext:value-type="string">
            <text:p>فُعْل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فعليل</text:p>
          </table:table-cell>
          <table:table-cell office:value-type="string" calcext:value-type="string">
            <text:p>فَعْل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فعليل</text:p>
          </table:table-cell>
          <table:table-cell office:value-type="string" calcext:value-type="string">
            <text:p>فِعْل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فعوع</text:p>
          </table:table-cell>
          <table:table-cell office:value-type="string" calcext:value-type="string">
            <text:p>فُعُوع</text:p>
          </table:table-cell>
          <table:table-cell office:value-type="string" calcext:value-type="string">
            <text:p>سدة, <text:s/>سدود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فعوعل</text:p>
          </table:table-cell>
          <table:table-cell office:value-type="string" calcext:value-type="string">
            <text:p>اِفْعَوْعَل</text:p>
          </table:table-cell>
          <table:table-cell office:value-type="string" calcext:value-type="string">
            <text:p><text:s/>اغرورق، اخشوشن، اعشوشب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جرح, <text:s/>جروح، جُند, <text:s/>جنود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قدر, <text:s/>قدور، عطر, <text:s/>عطور، علم, <text:s/>علوم، عجل, <text:s/>عجول، ضرس, <text:s/>ضروس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همّ, <text:s/>هموم، حد, <text:s/>حدود، رد, <text:s/>ردود، سد, <text:s/>سدود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أنف, <text:s/>أنوف، نجم, <text:s/>نجوم، سيف, <text:s/>سيوف، سهل, <text:s/>سهول، ثغر, <text:s/>ثغور، مهر, <text:s/>مهور، درب, <text:s/>دروب، قلب, <text:s/>قلوب، حرب, <text:s/>حروب، دهر, <text:s/>دهور، ظهر, <text:s/>ظهور، قصر, <text:s/>قصور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<text:s/>طهور، وقور، عجوز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أسد, <text:s/>أسود، ذكر, <text:s/>ذكور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<text:s/>موفور</text:p>
          </table:table-cell>
          <table:table-cell table:number-columns-repeated="102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جد, <text:s/>جدود، حد, <text:s/>حدود، سد, <text:s/>سدود، قد, <text:s/>قدود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<text:s/>أَكُول، شكور، قلوق، حسود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َة</text:p>
          </table:table-cell>
          <table:table-cell office:value-type="string" calcext:value-type="string">
            <text:p><text:s/>سهولة، صعوبة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<text:s/>قعود، صمود، صعود، نزول، جلوس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أُفْع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يَفْع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<text:s/>مكتوب، مضروب، مشكور، معلوم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َة</text:p>
          </table:table-cell>
          <table:table-cell office:value-type="string" calcext:value-type="string">
            <text:p><text:s/>تكبيرة، تركيبة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<text:s/>حمار, <text:s/>حمير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</text:p>
          </table:table-cell>
          <table:table-cell office:value-type="string" calcext:value-type="string">
            <text:p><text:s/>تكليم، تسليم، تحسين، تحليل، تركيب، تدريب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<text:s/>كريم، رقيق، شريف، عظيم، بخيل، نحيل، شديد، أمين، حريص، عفيف، خفيف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<text:s/>سَمِيع، خبير، نذير، عليم، جميل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<text:s/>رحيل، عَويل، صهيل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مِفْعِيل</text:p>
          </table:table-cell>
          <table:table-cell office:value-type="string" calcext:value-type="string">
            <text:p><text:s/>مسكين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مَفْعِي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<text:s/>صدِّيق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اِسْتَفَلّ</text:p>
          </table:table-cell>
          <table:table-cell office:value-type="string" calcext:value-type="string">
            <text:p><text:s/>استعد، استمر، استمد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فَلّ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َة</text:p>
          </table:table-cell>
          <table:table-cell office:value-type="string" calcext:value-type="string">
            <text:p><text:s/>زمام, <text:s/>أزمّة، هلال, <text:s/>أهلة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نْفَلّ</text:p>
          </table:table-cell>
          <table:table-cell office:value-type="string" calcext:value-type="string">
            <text:p><text:s/>منضم، منشق، منسد، منحل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َة</text:p>
          </table:table-cell>
          <table:table-cell office:value-type="string" calcext:value-type="string">
            <text:p><text:s/>عزيز, <text:s/>أعزة، ذليل, <text:s/>أذلة، دليل, <text:s/>أدلة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سْتَفَلّ</text:p>
          </table:table-cell>
          <table:table-cell office:value-type="string" calcext:value-type="string">
            <text:p><text:s/>مستمد، مستغل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اء</text:p>
          </table:table-cell>
          <table:table-cell office:value-type="string" calcext:value-type="string">
            <text:p><text:s/>شديد, <text:s/>أشداء، ذليل, <text:s/>أذلاء، عزيز, <text:s/>أعزاء، خليل, <text:s/>أخلاء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سْتَفِلّ</text:p>
          </table:table-cell>
          <table:table-cell office:value-type="string" calcext:value-type="string">
            <text:p><text:s/>مستعد، مستمد، مستغل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اِنْفَلّ</text:p>
          </table:table-cell>
          <table:table-cell office:value-type="string" calcext:value-type="string">
            <text:p><text:s/>انضم، انسد، انشق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فلاعل</text:p>
          </table:table-cell>
          <table:table-cell office:value-type="string" calcext:value-type="string">
            <text:p>فَلاعِل</text:p>
          </table:table-cell>
          <table:table-cell office:value-type="string" calcext:value-type="string">
            <text:p>سلحفاة, <text:s/>سلاحف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فلال</text:p>
          </table:table-cell>
          <table:table-cell office:value-type="string" calcext:value-type="string">
            <text:p>فِلال</text:p>
          </table:table-cell>
          <table:table-cell office:value-type="string" calcext:value-type="string">
            <text:p>سلة, <text:s/>سلال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فلل</text:p>
          </table:table-cell>
          <table:table-cell office:value-type="string" calcext:value-type="string">
            <text:p>فُلَل</text:p>
          </table:table-cell>
          <table:table-cell office:value-type="string" calcext:value-type="string">
            <text:p>جلى, <text:s/>جلل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فلل</text:p>
          </table:table-cell>
          <table:table-cell office:value-type="string" calcext:value-type="string">
            <text:p>فُلَل</text:p>
          </table:table-cell>
          <table:table-cell office:value-type="string" calcext:value-type="string">
            <text:p>درة, <text:s/>درر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فواع</text:p>
          </table:table-cell>
          <table:table-cell office:value-type="string" calcext:value-type="string">
            <text:p>فَواعّ</text:p>
          </table:table-cell>
          <table:table-cell office:value-type="string" calcext:value-type="string">
            <text:p>دابة, <text:s/>دواب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جوهر, <text:s/>جواهر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ميناء‫, ‬ مواني</text:p>
          </table:table-cell>
          <table:table-cell table:number-columns-repeated="102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خَاتَم, <text:s/>خواتم، قالب, <text:s/>قوالب، عالم, <text:s/>عوالم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صومعة, <text:s/>صوامع، جوهرة, <text:s/>جواهر، زوبعة, <text:s/>زوابع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بوليصة, <text:s/>بوالص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صباع, <text:s/>صوابع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كوكب , <text:s/>كواكب</text:p>
          </table:table-cell>
          <table:table-cell table:number-columns-repeated="102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جائزة, <text:s/>جوائز، صاعقة, <text:s/>صواعق، حاملة, <text:s/>حوامل، قاعدة, <text:s/>قواعد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كاهِل, <text:s/>كواهل، حامل, <text:s/>حوامل، شاهق, <text:s/>شواهق، فارس, <text:s/>فوارس، سابق, <text:s/>سوابق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<text:s/>حاجة, <text:s/>حوائج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فزورة, <text:s/>فوازير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ناصور, <text:s/>نواصير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<text:s/>طاحونة, <text:s/>طواحين، قارورة, <text:s/>قوارير، نافورة, <text:s/>نوافير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تاريخ, <text:s/>تواريخ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فوعل</text:p>
          </table:table-cell>
          <table:table-cell office:value-type="string" calcext:value-type="string">
            <text:p>فَوْعَلَة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فوعل</text:p>
          </table:table-cell>
          <table:table-cell office:value-type="string" calcext:value-type="string">
            <text:p>فَو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فوعلال</text:p>
          </table:table-cell>
          <table:table-cell office:value-type="string" calcext:value-type="string">
            <text:p>فُوعْلالِيَّة</text:p>
          </table:table-cell>
          <table:table-cell office:value-type="string" calcext:value-type="string">
            <text:p>كمسري, <text:s/>كمسرية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مَفُول</text:p>
          </table:table-cell>
          <table:table-cell office:value-type="string" calcext:value-type="string">
            <text:p><text:s/>مقول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فُوَل</text:p>
          </table:table-cell>
          <table:table-cell office:value-type="string" calcext:value-type="string">
            <text:p>سورة, <text:s/>سور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مَفُولَة</text:p>
          </table:table-cell>
          <table:table-cell office:value-type="string" calcext:value-type="string">
            <text:p><text:s/>مقولة، معونة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فُو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فياعل</text:p>
          </table:table-cell>
          <table:table-cell office:value-type="string" calcext:value-type="string">
            <text:p>فَياعِل</text:p>
          </table:table-cell>
          <table:table-cell office:value-type="string" calcext:value-type="string">
            <text:p><text:s/>صيرف, <text:s/>صيارف، بيرق, <text:s/>بيارق، فيلق, <text:s/>فيالق، نيزك, <text:s/>نيازك، بيدق, <text:s/>بيادق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فيال</text:p>
          </table:table-cell>
          <table:table-cell office:value-type="string" calcext:value-type="string">
            <text:p>أَفْيال</text:p>
          </table:table-cell>
          <table:table-cell office:value-type="string" calcext:value-type="string">
            <text:p>فيل, <text:s/>أفيال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فيع</text:p>
          </table:table-cell>
          <table:table-cell office:value-type="string" calcext:value-type="string">
            <text:p>فِيعان</text:p>
          </table:table-cell>
          <table:table-cell office:value-type="string" calcext:value-type="string">
            <text:p>ثور, <text:s/>ثيران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فيعل</text:p>
          </table:table-cell>
          <table:table-cell office:value-type="string" calcext:value-type="string">
            <text:p>فَيْعَل</text:p>
          </table:table-cell>
          <table:table-cell office:value-type="string" calcext:value-type="string">
            <text:p>unspec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َل</text:p>
          </table:table-cell>
          <table:table-cell office:value-type="string" calcext:value-type="string">
            <text:p>سيرة, <text:s/>سير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َة</text:p>
          </table:table-cell>
          <table:table-cell office:value-type="string" calcext:value-type="string">
            <text:p><text:s/>مشيئة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<text:s/>جار, <text:s/>جيران، نار, <text:s/>نيران، قاع, <text:s/>قيعان، تاج, <text:s/>تيجان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</text:p>
          </table:table-cell>
          <table:table-cell office:value-type="string" calcext:value-type="string">
            <text:p><text:s/>مبيع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َيِّل</text:p>
          </table:table-cell>
          <table:table-cell office:value-type="string" calcext:value-type="string">
            <text:p><text:s/>مييت، سيد، بين، سيء، طيب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سْتَفِيل</text:p>
          </table:table-cell>
          <table:table-cell office:value-type="string" calcext:value-type="string">
            <text:p><text:s/>مستقيم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سْتَفِيل</text:p>
          </table:table-cell>
          <table:table-cell office:value-type="string" calcext:value-type="string">
            <text:p><text:s/>مستعين، مستقيم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<text:s/>حوت, <text:s/>حيتان، عود, <text:s/>عيدان، تاج, <text:s/>تيجان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<text:s/>حوت, <text:s/>حيتان، عود, <text:s/>عيدان، تاج, <text:s/>تيجان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</text:p>
          </table:table-cell>
          <table:table-cell office:value-type="string" calcext:value-type="string">
            <text:p><text:s/>مصير، معين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فِيل</text:p>
          </table:table-cell>
          <table:table-cell office:value-type="string" calcext:value-type="string">
            <text:p><text:s/>مريب، مقيم، مضيع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مَآلِل</text:p>
          </table:table-cell>
          <table:table-cell office:value-type="string" calcext:value-type="string">
            <text:p>مأثرة, <text:s/>مآثر</text:p>
          </table:table-cell>
          <table:table-cell table:number-columns-repeated="1020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hyzom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...ِينَ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هزومين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آفاء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رأي‫, ‬ آراء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...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كريم, <text:s/>كريمة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...َتَيْ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تي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...َتَيْنِ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تين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...َتا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تا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...َتانِ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تان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...َيْ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ي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...َيْنِ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ين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...ا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ا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...انِ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درسان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...ات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هزومات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...ِي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تمردي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...ِيْنَ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هزومين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...ِي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نهجي، هندي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...ُو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تمردو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...اء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صحراء، أسماء، استثناء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...ِيّ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ديمقراطية، اشتراكية، حرية، أسبقية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...ُونَ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هزومون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آعِي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إناء, <text:s/>آنية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اِتِّع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تحاد، اتخاذ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آع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أمل, <text:s/>آمال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عال</text:p>
          </table:table-cell>
          <table:table-cell office:value-type="string" calcext:value-type="string">
            <text:p>آع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إبِل, <text:s/>آبال، إبط, <text:s/>آباط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آعِ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أوان, <text:s/>آونة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أزق, <text:s/>مآزق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ئذنة, <text:s/>مآذن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ُتَّع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تخذ، متفق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اِتَّع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تخذ, <text:s/>يتخذ، اتحد, <text:s/>يتحد، اتفق, <text:s/>يتفق، اتجه, <text:s/>يتجه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ُتَّع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تخذ، متفق، متجه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أثم, <text:s/>مآثم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عل</text:p>
          </table:table-cell>
          <table:table-cell office:value-type="string" calcext:value-type="string">
            <text:p>مَآع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أدبة, <text:s/>مآدب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فائل</text:p>
          </table:table-cell>
          <table:table-cell office:value-type="string" calcext:value-type="string">
            <text:p>مَفائ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ديح, <text:s/>مدائح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تَفا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توارى، تبارى، توازى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فا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بارى، جارى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مَفاعِ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عنى‫, ‬ معان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مُفاعا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باراة، مجاراة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فا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فاع</text:p>
          </table:table-cell>
          <table:table-cell office:value-type="string" calcext:value-type="string">
            <text:p>أَفاعِي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أضحية, <text:s/>أضاحي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ماسك، تعاظم، تعادل، تواجد، تفاؤل، تمارض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برد, <text:s/>مبارد، مقعد, <text:s/>مقاعد، مصعد, <text:s/>مصاعد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صفاة‫, ‬ مصافي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جد, <text:s/>مساجد، منزل, <text:s/>منازل، موطن، مواطن، معرض, <text:s/>معارض، موقف, <text:s/>مواقف، موقع, <text:s/>مواقع، مجلس, <text:s/>مجالس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تجربة‫, ‬ تجارب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داعية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كرم, <text:s/>أكارم، أعظم, <text:s/>أعاظم، أفضل, <text:s/>أفاضل، أرذل, <text:s/>أراذل، أكبر, <text:s/>أكابر، أصغر, <text:s/>أصاغر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ظفر, <text:s/>أظافر، أُنمل, <text:s/>أنامل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تَفا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صالح، تسابق، تعامل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آصرة, <text:s/>أواصر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ت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تسابق، متسارع، متباري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إصبع , <text:s/>أصابع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كرمة, <text:s/>مكارم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الح، طاهر، صابر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قاتل، مراعَى، مرافَق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قاتل، مسامح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عصية, <text:s/>معاصي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صيدة, <text:s/>مصائد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اتب، ضارب، شاكر، عالم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امح، قاتل، شارك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اقية، شاحنة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لعب, <text:s/>ملاعب، مطمع, <text:s/>مطامع، معبد, <text:s/>معابد، منسك, <text:s/>مناسك، متحف, <text:s/>متاحف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فا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ُشَارَكَة، مباغتة، محاورة، مقاتلة، مبارزة، مناضلة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ُتَفا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تسابَق، متبارَي، متعارف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خافة‫, ‬ مخاوف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فا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ُصحف, <text:s/>مصاح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إسكافي, <text:s/>أساكف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رزبة, <text:s/>مرازب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كنسة, <text:s/>مكانس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أردب‫, ‬ أرادب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أ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أستك‫, ‬ أساتك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فاعل</text:p>
          </table:table-cell>
          <table:table-cell office:value-type="string" calcext:value-type="string">
            <text:p>مَف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كرمة, <text:s/>مكارم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اسوس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فاعول</text:p>
          </table:table-cell>
          <table:table-cell office:value-type="string" calcext:value-type="string">
            <text:p>فا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اطور، صاروخ، قانون، لاهوت، جاسوس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أرجوزة‫, ‬ أراجيز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ي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ينبوع, <text:s/>ينابيع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نديل, <text:s/>مناديل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مساح, <text:s/>تماسيح، تمثال, <text:s/>تماثيل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جويف, <text:s/>تجاويف، تدريب, <text:s/>تداريب، تحليل, <text:s/>تحاليل، ترتيل, <text:s/>تراتيل، تغريد, <text:s/>تغاريد، تقويم, <text:s/>تقاويم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جرفة‫, ‬ مجاريف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فتاح, <text:s/>مفاتيح، مصباح, <text:s/>مصابيح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سلوب , <text:s/>أساليب ، أنبوب , <text:s/>أنابيب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حوق, <text:s/>مساحيق، معجون, <text:s/>معاجين، محلول, <text:s/>محاليل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أ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قول‫, ‬ أقاويل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م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وعد، مواعيد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فاعيل</text:p>
          </table:table-cell>
          <table:table-cell office:value-type="string" calcext:value-type="string">
            <text:p>تَف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ترتيلة‫, ‬ تراتيل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ِفا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ستقامة، استقالة، استشارة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ِفا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إقالة، إعانة، إجابة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باع، صار، جاء، قال، حال، ساق، فاق، عاد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مُ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قام، مضاع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َ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أضاع، أبان، أشار، أجار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ِفا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ستقامة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أَفّ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يوم, <text:s/>أيام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فا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آ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أجل, <text:s/>آجال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سْتَ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ستعان، استقام، استعاذ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آ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أذن‫, ‬ آذان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اِنْ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نحاز، انقاد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فال</text:p>
          </table:table-cell>
          <table:table-cell office:value-type="string" calcext:value-type="string">
            <text:p>مُسْتَف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عان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فتع</text:p>
          </table:table-cell>
          <table:table-cell office:value-type="string" calcext:value-type="string">
            <text:p>اِفْتَ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جتبى، ابتلى، ابتغى، التوى، احتوى، انتقى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فتعال</text:p>
          </table:table-cell>
          <table:table-cell office:value-type="string" calcext:value-type="string">
            <text:p>اِفْتِ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بتسامة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فتعال</text:p>
          </table:table-cell>
          <table:table-cell office:value-type="string" calcext:value-type="string">
            <text:p>اِفْت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فتقار، ابتكار، التماس، ابتداء، اكتساب، اجتماع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شترك، مشتمل، مرتزق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اِفْت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جتمع، اشترك، اشتمل، اشتعل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شترك، مشتمل، مشتغل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فتعل</text:p>
          </table:table-cell>
          <table:table-cell office:value-type="string" calcext:value-type="string">
            <text:p>مُفْت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عتدل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فتل</text:p>
          </table:table-cell>
          <table:table-cell office:value-type="string" calcext:value-type="string">
            <text:p>اِفْت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متد، احتد، ارتد، اعتز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فتل</text:p>
          </table:table-cell>
          <table:table-cell office:value-type="string" calcext:value-type="string">
            <text:p>مُفْت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متد، مرتد، معتز، محتد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ا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نما، عفا، دعا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حن، حب، رن، أن، رق، رد، عد، عق، سب، سد، مر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نْفَ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نطوى، انبرى، انحنى، انتمى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نْفِعاء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نطواء، احتواء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قرية, <text:s/>قرى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ِي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ا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هاد, <text:s/>هداة، قاض, <text:s/>قضاة، غاز, <text:s/>غزاة، داع, <text:s/>دعاة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ِ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حِلية, <text:s/>حلى، لحية, <text:s/>لحى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ُسْتَفْعِي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وفي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أتى، رمى، مشى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إِفْعاء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إبقاء، إمضاء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تَفَعّ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تربى، تردى، ترجى، تعدى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أبقى، أمضى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َفْعِي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رمي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ا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داعي‫, ‬ دعاة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مُتَفَعِّي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تلقي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ُع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حر، مر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ّ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وفى، ربى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ِي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قبو, <text:s/>أقبية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ْعِي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وادي, <text:s/>أودية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فَعايا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ضحية‫, ‬ ضحايا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اِسْتَفْعَى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ستثنى، استبقى، استولى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فع</text:p>
          </table:table-cell>
          <table:table-cell office:value-type="string" calcext:value-type="string">
            <text:p>أَفِعّ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زقاق, <text:s/>أزقة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حيفة, <text:s/>صحائف، طريقة, <text:s/>طرائق، وديعة, <text:s/>ودائع، شعيرة, <text:s/>شعائر، ربيبة, <text:s/>ربائب، خبيثة, <text:s/>خبائث، خليقة, <text:s/>خلائق، خليفة, <text:s/>خلائف، نفيسة, <text:s/>نفائس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َحابة, <text:s/>سحائب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غويشة, <text:s/>غوائش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يجارة, <text:s/>سجائر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واسطة, <text:s/>وسائط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لفافة, <text:s/>لفائف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ضرة, <text:s/>ضرائر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صيل‫, ‬ فصائل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لوكة‫, ‬ فلائك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جوز, <text:s/>عجائز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شمال, <text:s/>شمائل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فعائل</text:p>
          </table:table-cell>
          <table:table-cell office:value-type="string" calcext:value-type="string">
            <text:p>فَعائ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سالة, <text:s/>رسائل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فعاع</text:p>
          </table:table-cell>
          <table:table-cell office:value-type="string" calcext:value-type="string">
            <text:p>أَفْعا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طن‫, ‬ أطنان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فعاع</text:p>
          </table:table-cell>
          <table:table-cell office:value-type="string" calcext:value-type="string">
            <text:p>أَفْعا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زر, <text:s/>أزرار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فعاعل</text:p>
          </table:table-cell>
          <table:table-cell office:value-type="string" calcext:value-type="string">
            <text:p>فَع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لم, <text:s/>سلالم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زِراعة، قراءة، خياطة، سفارة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ا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بية, <text:s/>صبايا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ُداع ، سُعال، صراخ، عواء، زكام، دوار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فتوى , <text:s/>فَتاوى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َبَان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ِهْذَار، مقدام، معطاء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ذئب, <text:s/>ذئاب، قِدْح, <text:s/>قداح، ظل, <text:s/>ظلال ريح, <text:s/>رياح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إ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إكرام، إنجاز، إعداد، إنقاذ، إجراء، إصدار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ثمرة, <text:s/>ثمار، رقبة, <text:s/>رقاب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ُطَب, <text:s/>أرطاب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كران, <text:s/>سكارى، كسلان, <text:s/>كسالى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حراء, <text:s/>صحاري، عذراء, <text:s/>عذاري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ا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ريان - عريانة, <text:s/>عرايا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نثى, <text:s/>خناث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ت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حراء, <text:s/>صحارى، عذراء, <text:s/>عذارى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صعة, <text:s/>قصاع، جنة, <text:s/>جنان، صحفة, <text:s/>صحاف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شُجَاع، همام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ّ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ائم, <text:s/>صُوّام، نائم, <text:s/>نوام، قائم, <text:s/>قوام، كاتب, <text:s/>كتّاب، قارئ, <text:s/>قرّاء، كافر, <text:s/>كفّار، رائد, <text:s/>روّاد، حارس, <text:s/>حراس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طشان – عطشانة, <text:s/>عطاش، غضبان – غضبانة, <text:s/>غضاب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قناص, <text:s/>قناصة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لامة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بَتّار، براق، حراق، نمام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ِمْل, <text:s/>أحمال، اسم, <text:s/>أسماء، ردف, <text:s/>أرداف، حزب, <text:s/>أحزاب، ملح, <text:s/>أملاح، حلف, <text:s/>أحلاف، عرق, <text:s/>أعراق، غمد, <text:s/>أغماد، قفل, <text:s/>أقفال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وخ, <text:s/>أكواخ، جوخ, <text:s/>أجواخ، روح, <text:s/>أرواح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جر, <text:s/>حجارة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ّ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رسي, <text:s/>كراسي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بقر, <text:s/>أبقار، غنم, <text:s/>أغنام، علم, <text:s/>أعلام، صنم, <text:s/>أصنام، قلم, <text:s/>أقلام، بصر, <text:s/>أبصار، ولد, <text:s/>أولاد، هرم, <text:s/>أهرام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مل, <text:s/>جمال، جبل, <text:s/>جبال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لب, <text:s/>كلاب، فرخ, <text:s/>فراخ، عظْم, <text:s/>عِظام، كعب, <text:s/>كعاب، صعب, <text:s/>صعاب، ثوب, <text:s/>ثياب، سهم, <text:s/>سهام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د, <text:s/>أجداد، عم, <text:s/>أعمام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باب, <text:s/>أبواب، ناب, <text:s/>أنياب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نباهة، شجاعة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تال، إباء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بري, <text:s/>كباري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حلية, <text:s/>سحالي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ّ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غسالة، زحافة، زلاجة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يتيم, <text:s/>يتامى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نْفِعا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ندفاعة، انطلاقة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ريم – كريمة, <text:s/>كرام، سقيم – سقيمة, <text:s/>سقام، ظريف – ظريفة, <text:s/>ظراف، طويل – طويلة, <text:s/>طوال، عظيم – عظيمة, <text:s/>عظام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َبِد, <text:s/>أكباد، نمر, <text:s/>أنمار، عقب, <text:s/>أعقاب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نشار، محراث، مقياس، منظار، مفتاح، منهاج، مقدار، مصداق، معيار، محراب، ملقاط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مح, <text:s/>رماح، جرح, <text:s/>جراح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َعالِي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قصرية, <text:s/>قصاري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ُفْل, <text:s/>أقفال، حضن, <text:s/>أحضان، عرف, <text:s/>أعراف، عمر, <text:s/>أعمار، كوخ, <text:s/>أكواخ، جوخ, <text:s/>أجواخ، روح, <text:s/>أرواح، عُمق, <text:s/>أعماق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فُعّ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حكم‫, ‬ حكام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ُنُق, <text:s/>أعناق، حُلُم, <text:s/>أحلام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ِنَب, <text:s/>أعناب، حِقب, <text:s/>أحقاب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شيج‫, ‬ أمشاج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وهم, <text:s/>أوهام، وقت, <text:s/>أوقات، وقف, <text:s/>أوقاف، ثوب, <text:s/>أثواب، حرف, <text:s/>حروف، نفس, <text:s/>نفوس، درس, <text:s/>دروس، صحب, <text:s/>أصحاب، زند, <text:s/>أزناد، فرخ, <text:s/>أفراخ، نهر, <text:s/>أنهار، حمل, <text:s/>أحمال، حبر, <text:s/>أحبار، شكل, <text:s/>أشكال، سمع, <text:s/>أسماع، لفظ, <text:s/>ألفاظ، لحظ, <text:s/>ألحاظ، وصف, <text:s/>أوصاف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َضُد, <text:s/>أعضاد، عجز, <text:s/>أعجاز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سْتِ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سْتِعْمَال، استمرار، استخراج، استفهام، استفسار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أَفْ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يلم‫, ‬ أفلام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فعال</text:p>
          </table:table-cell>
          <table:table-cell office:value-type="string" calcext:value-type="string">
            <text:p>اِنْفِع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ندفاع، انشطار، انهيار، انهزام، انتصار، انصراف، انطلاق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نبلة, <text:s/>قنابل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قرصان, <text:s/>قراصنة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لسلة, <text:s/>سلاس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بلبل, <text:s/>بلابل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عملاق‫, ‬ عمالق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صقلبي, <text:s/>صقالبة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لجوقي, <text:s/>سلاجق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خنصر, <text:s/>خناصر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درهم‫, ‬ دراهم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بردعة‫, ‬ برادع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نكبوت, <text:s/>عناكب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طلياني, <text:s/>طلاينة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رعون‫, ‬ فراعنة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زنديق, <text:s/>زنادقة، بطريق, <text:s/>بطارقة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بطرق, <text:s/>بطارق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فعالل</text:p>
          </table:table-cell>
          <table:table-cell office:value-type="string" calcext:value-type="string">
            <text:p>فَعا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وسواس‫, ‬ وساوس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صنارة, <text:s/>صنانير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صفور, <text:s/>عصافير، زنبور, <text:s/>زنابير، صعلوك, <text:s/>صعاليك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رنيش‫, ‬ كرانيش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رطاس, <text:s/>قراطيس، دينار, <text:s/>دنانير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تنين‫, ‬ تنانين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دكان, <text:s/>دكاكين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زرزر, <text:s/>زرارير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زمارة, <text:s/>رمامير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زمارة, <text:s/>رمامير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فريت, <text:s/>عفاريت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رباج, <text:s/>كرابيج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خلخال‫, ‬ خلاخيل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نديل, <text:s/>قناديل، برميل, <text:s/>براميل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هلهولة, <text:s/>هلاهيل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عقار, <text:s/>عقاقير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دينار, <text:s/>دنانير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رفور, <text:s/>فرافير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فعاليل</text:p>
          </table:table-cell>
          <table:table-cell office:value-type="string" calcext:value-type="string">
            <text:p>فَعا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نبوت, <text:s/>نبابيت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فعايل</text:p>
          </table:table-cell>
          <table:table-cell office:value-type="string" calcext:value-type="string">
            <text:p>فَعاي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يجارة, <text:s/>سجاير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فعايل</text:p>
          </table:table-cell>
          <table:table-cell office:value-type="string" calcext:value-type="string">
            <text:p>فَعاي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صيل‫, ‬ فصايل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ِعَع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دب, <text:s/>دببة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ِعَ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عدة, <text:s/>عدد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فعع</text:p>
          </table:table-cell>
          <table:table-cell office:value-type="string" calcext:value-type="string">
            <text:p>فُعَ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شقة, <text:s/>شقق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جرب، محدث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ُفْ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إِ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ّ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ود، معوج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فَطِن، جشع، فرح، شرس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نْ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نطلَق، منحدر، منخفض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نْف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نطلق، منكسر، منهزم، منتصر، منبهر، منحني، منطوي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َعّ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َعَلُّم، تصرف، تذمر، تكبر، توكل، تفكر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َنْظَر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ُمرة ، خُضرة، صفرة، زرقة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َوْعِد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ضرب، نصر، فه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َفَقان، فيضان، ذوبان، غليان، طيران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شكر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لعب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تخرج، مستدرك، مستثني، مستعمل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تَفَعّ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تلقَّى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علَّم، موجه، مرفه، مسخر، مقيد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ضجر، عطش، بطر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ضَرْبة، أكلة، شربة، دعوة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تخرج، مستدرك، مستثنى، مستعمل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رفَق، مرسل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طرقة، مكنسة، مجرفة، مقلمة، مطحنة، مفرمة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طرقة، مكنسة، مجرفة، مقلمة، مطحنة، مفرمة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َعّ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علِّم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طعم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تَفَعّ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تعلم، متحضر، متسوق، متخرج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زكية، توصية، ترضية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برد، مصعد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َكْتَب، مَلْعَب، ملهى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داء, <text:s/>أردية، قباء, <text:s/>أقبية، وعاء, <text:s/>أوعية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ذراع, <text:s/>أذرع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دار, <text:s/>جدران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تاب, <text:s/>كتب، حمار, <text:s/>حمر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دواء, <text:s/>أدوية، وباء, <text:s/>أوبئة، طعام, <text:s/>أطعمة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غزال, <text:s/>غزلان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بان, <text:s/>جبناء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َرُم، حَسُن، بَطُر، بعد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لعب، ركب، شرب، سئم، مرض، علم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فتى, <text:s/>فتية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ضرب، شكر، رحل، سبق، رشق، صرف، عزم،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مل, <text:s/>حملان، ذكر, <text:s/>ذكران، بلد, <text:s/>بلدان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وَلَد, <text:s/>وِلدان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وت, <text:s/>حيتان، عور, <text:s/>عوران، عود, <text:s/>عيدان، كوز, <text:s/>كيزان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َ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هرجان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سْت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تودَع، مستشفَى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ريض, <text:s/>مرضى، أسير, <text:s/>أسرى، قتيل, <text:s/>قتلى، غريق, <text:s/>غرقى، جريح, <text:s/>جرحى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ُ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ريم, <text:s/>كرماء، نبيل, <text:s/>نبلاء، عظيم, <text:s/>عظماء، ظريف, <text:s/>ظرفاء، بخيل, <text:s/>بخلاء، جليس, <text:s/>جلساء، نديم, <text:s/>ندماء، خليط, <text:s/>خلطاء، شريك, <text:s/>شركاء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نصيب, <text:s/>أنصباء، صديق, <text:s/>أصدقاء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سْت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ستغفر، استخرج، استدرك، استعمل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فْعَلّ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حمر، اسود، اعوج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شنطة‫, ‬ شنط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ِنْ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نطلق، انكسر، انهزم، انتصر، انبهر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دان‫, ‬ أفدنة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أجرب, <text:s/>جربان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تَفَعّ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علم، تخرج، تكسر، تميز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شلتة, <text:s/>شلت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حلة, <text:s/>حلل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جدي, <text:s/>جديان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بحر, <text:s/>أبحر، نهر, <text:s/>أنهر، نجم, <text:s/>أنجم، عين, <text:s/>أعين، نفس, <text:s/>أنفس، دمع, <text:s/>أدمع،سقف, <text:s/>أسقف، سهم, <text:s/>أسهم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ظهر, <text:s/>ظهران، ركب, <text:s/>ركبان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طعم، ألبس، ألزم، أشرك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فؤاد, <text:s/>أفئدة، سؤال, <text:s/>أسئلة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غلام, <text:s/>غِلمان، عُقاب, <text:s/>عِقبان، شجاع, <text:s/>شجعان، غراب, <text:s/>غِربان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مود, <text:s/>أعمدة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سول, <text:s/>رسل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روف, <text:s/>خرفان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ّ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ظم، كرم، حطم، هدد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غيف, <text:s/>أرغفة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رير, <text:s/>سرر، نذير, <text:s/>نذر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ضيب, <text:s/>قضبان، كثيب, <text:s/>كثبان، رغيف, <text:s/>رغفان، قميص, <text:s/>قمصان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يمين, <text:s/>أيمن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رد, <text:s/>قردة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غمد, <text:s/>أغمدة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ّ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يت, <text:s/>موتى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يقظان - يقظانة, <text:s/>يقظى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ِ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عمى, <text:s/>عميان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شن، فرح، فطن، قلق، لبق، سلس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نب، فرط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َجْلِس، مَوْرِد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لو، صلب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ضخم، شهم، سهل، صعب، سمح، بخس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حابة, <text:s/>سحب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َسَن، بطل، وسط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مراء، سوداء، صفراء، عرجاء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كران، عطشان، شبعان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حمر، أعرج، أحول، أعمى، أبتر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فر، ملح، ضعف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دب, <text:s/>دببة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الم, <text:s/>علماء، شاعر, <text:s/>شعراء، عاقل, <text:s/>عقلاء، جاهل, <text:s/>جهلاء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غرفة, <text:s/>غرف، سنّة, <text:s/>سنن، حجرة, <text:s/>حجر، جُمُعة, <text:s/>جُمَع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رجل‫, ‬ أرجل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بي, <text:s/>صبية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ِ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وفيّ, <text:s/>أوفياء، قويّ, <text:s/>أقوياء، وصيّ, <text:s/>أوصياء، وليّ, <text:s/>أولياء، نبيّ, <text:s/>أنبياء، غبي, <text:s/>أغبياء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حمر – حمراء, <text:s/>حمر، أخضر – خضراء, <text:s/>خضر، أعور – عوراء, <text:s/>عور، أخرس – خرساء, <text:s/>خرس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حمق – حمقاء, <text:s/>حمقى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بيض – بيضاء, <text:s/>بيض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حيفة, <text:s/>صحف، طريقة, <text:s/>طرق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اء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ليفة, <text:s/>خلفاء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اهب, <text:s/>رهبان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مَفْ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برى, <text:s/>كبر، صغرى, <text:s/>صغر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ثلى، فضلى، كبرى، صغرى، أولى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عبرة, <text:s/>عبر، حجة, <text:s/>حجج، بدعة, <text:s/>بدع، كسرة, <text:s/>كسر، ذكرى, <text:s/>ذكر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ِعْلان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نسوة , <text:s/>نسوان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احر, <text:s/>سحرة، كاتب, <text:s/>كتبة، بار, <text:s/>بررة، فاجر, <text:s/>فجرة، كافر, <text:s/>كفرة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ّ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اكع, <text:s/>ركّع، صائم, <text:s/>صوّم، ضارب, <text:s/>ضرّب، قائم, <text:s/>قوّم، نائم, <text:s/>نوّم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َ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هالك, <text:s/>هلكى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َف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علم، أكرم، أفضل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فُعْلَى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فِعْل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اِفْعِلا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صفرار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فعلال</text:p>
          </table:table-cell>
          <table:table-cell office:value-type="string" calcext:value-type="string">
            <text:p>فُعْلالِيّ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مسري, <text:s/>كمسرية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ل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هقه، طمأن، دحرج، سيطر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َعْل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يطَر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ْعَلِلّ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طمئن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تَفَعْل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مدين، تمحور، ترهبن، تأمرك، تبلور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فَعْ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يطر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ِعْلِ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ُعْلُ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ْل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دَحْرَجَة، زلزلة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مُتَفَعْل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تدحرج، متمحور، متأقلم، متشرذم، متبلور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تَفَعْلُ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دحرج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َعْل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فعلل</text:p>
          </table:table-cell>
          <table:table-cell office:value-type="string" calcext:value-type="string">
            <text:p>فُعْلَلِيّ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مسري, <text:s/>كمسرية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فعللول</text:p>
          </table:table-cell>
          <table:table-cell office:value-type="string" calcext:value-type="string">
            <text:p>فَعْلَل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فعلول</text:p>
          </table:table-cell>
          <table:table-cell office:value-type="string" calcext:value-type="string">
            <text:p>فُعْل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فعليل</text:p>
          </table:table-cell>
          <table:table-cell office:value-type="string" calcext:value-type="string">
            <text:p>فَعْ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فعليل</text:p>
          </table:table-cell>
          <table:table-cell office:value-type="string" calcext:value-type="string">
            <text:p>فِعْل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فعوع</text:p>
          </table:table-cell>
          <table:table-cell office:value-type="string" calcext:value-type="string">
            <text:p>فُعُوع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سدة, <text:s/>سدود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فعوعل</text:p>
          </table:table-cell>
          <table:table-cell office:value-type="string" calcext:value-type="string">
            <text:p>اِفْعَو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اغرورق، اخشوشن، اعشوشب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رح, <text:s/>جروح، جُند, <text:s/>جنود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در, <text:s/>قدور، عطر, <text:s/>عطور، علم, <text:s/>علوم، عجل, <text:s/>عجول، ضرس, <text:s/>ضروس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همّ, <text:s/>هموم، حد, <text:s/>حدود، رد, <text:s/>ردود، سد, <text:s/>سدود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نف, <text:s/>أنوف، نجم, <text:s/>نجوم، سيف, <text:s/>سيوف، سهل, <text:s/>سهول، ثغر, <text:s/>ثغور، مهر, <text:s/>مهور، درب, <text:s/>دروب، قلب, <text:s/>قلوب، حرب, <text:s/>حروب، دهر, <text:s/>دهور، ظهر, <text:s/>ظهور، قصر, <text:s/>قصور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طهور، وقور، عجوز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سد, <text:s/>أسود، ذكر, <text:s/>ذكور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وفور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د, <text:s/>جدود، حد, <text:s/>حدود، سد, <text:s/>سدود، قد, <text:s/>قدود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أَكُول، شكور، قلوق، حسود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هولة، صعوبة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فُ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قعود، صمود، صعود، نزول، جلوس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أُفْ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يَفْ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فعول</text:p>
          </table:table-cell>
          <table:table-cell office:value-type="string" calcext:value-type="string">
            <text:p>مَفْعُو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كتوب، مضروب، مشكور، معلوم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كبيرة، تركيبة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مار, <text:s/>حمير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تكليم، تسليم، تحسين، تحليل، تركيب، تدريب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ريم، رقيق، شريف، عظيم، بخيل، نحيل، شديد، أمين، حريص، عفيف، خفيف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سَمِيع، خبير، نذير، عليم، جميل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رحيل، عَويل، صهيل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مِفْ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مسكين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تَفْ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مَفْ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دِّيق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اِسْتَف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ستعد، استمر، استمد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ف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زمام, <text:s/>أزمّة، هلال, <text:s/>أهلة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نْف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نضم، منشق، منسد، منحل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عزيز, <text:s/>أعزة، ذليل, <text:s/>أذلة، دليل, <text:s/>أدلة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سْتَف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مد، مستغل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أَفِلّاء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شديد, <text:s/>أشداء، ذليل, <text:s/>أذلاء، عزيز, <text:s/>أعزاء، خليل, <text:s/>أخلاء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مُسْتَفِ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عد، مستمد، مستغل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فل</text:p>
          </table:table-cell>
          <table:table-cell office:value-type="string" calcext:value-type="string">
            <text:p>اِنْفَل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انضم، انسد، انش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فلاعل</text:p>
          </table:table-cell>
          <table:table-cell office:value-type="string" calcext:value-type="string">
            <text:p>فَل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سلحفاة, <text:s/>سلاحف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فلال</text:p>
          </table:table-cell>
          <table:table-cell office:value-type="string" calcext:value-type="string">
            <text:p>فِل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سلة, <text:s/>سلال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فلل</text:p>
          </table:table-cell>
          <table:table-cell office:value-type="string" calcext:value-type="string">
            <text:p>فُل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جلى, <text:s/>جلل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فلل</text:p>
          </table:table-cell>
          <table:table-cell office:value-type="string" calcext:value-type="string">
            <text:p>فُل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درة, <text:s/>درر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فواع</text:p>
          </table:table-cell>
          <table:table-cell office:value-type="string" calcext:value-type="string">
            <text:p>فَواعّ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دابة, <text:s/>دواب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وهر, <text:s/>جواهر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ميناء‫, ‬ مواني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خَاتَم, <text:s/>خواتم، قالب, <text:s/>قوالب، عالم, <text:s/>عوالم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ومعة, <text:s/>صوامع، جوهرة, <text:s/>جواهر، زوبعة, <text:s/>زوابع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بوليصة, <text:s/>بوالص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باع, <text:s/>صوابع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وكب , <text:s/>كواكب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جائزة, <text:s/>جوائز، صاعقة, <text:s/>صواعق، حاملة, <text:s/>حوامل، قاعدة, <text:s/>قواعد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كاهِل, <text:s/>كواهل، حامل, <text:s/>حوامل، شاهق, <text:s/>شواهق، فارس, <text:s/>فوارس، سابق, <text:s/>سوابق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فواعل</text:p>
          </table:table-cell>
          <table:table-cell office:value-type="string" calcext:value-type="string">
            <text:p>فَو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حاجة, <text:s/>حوائ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فزورة, <text:s/>فوازير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ناصور, <text:s/>نواصير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طاحونة, <text:s/>طواحين، قارورة, <text:s/>قوارير، نافورة, <text:s/>نوافير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فواعيل</text:p>
          </table:table-cell>
          <table:table-cell office:value-type="string" calcext:value-type="string">
            <text:p>فَواعِي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تاريخ, <text:s/>تواريخ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فوعل</text:p>
          </table:table-cell>
          <table:table-cell office:value-type="string" calcext:value-type="string">
            <text:p>فَوْعَل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فوعل</text:p>
          </table:table-cell>
          <table:table-cell office:value-type="string" calcext:value-type="string">
            <text:p>فَو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فوعلال</text:p>
          </table:table-cell>
          <table:table-cell office:value-type="string" calcext:value-type="string">
            <text:p>فُوعْلالِيَّة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كمسري, <text:s/>كمسرية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مَفُو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قول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فُو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سورة, <text:s/>سور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مَفُو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قولة، معونة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فول</text:p>
          </table:table-cell>
          <table:table-cell office:value-type="string" calcext:value-type="string">
            <text:p>فُو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فياعل</text:p>
          </table:table-cell>
          <table:table-cell office:value-type="string" calcext:value-type="string">
            <text:p>فَياعِ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<text:s/>صيرف, <text:s/>صيارف، بيرق, <text:s/>بيارق، فيلق, <text:s/>فيالق، نيزك, <text:s/>نيازك، بيدق, <text:s/>بياد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فيال</text:p>
          </table:table-cell>
          <table:table-cell office:value-type="string" calcext:value-type="string">
            <text:p>أَفْيا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فيل, <text:s/>أفيا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فيع</text:p>
          </table:table-cell>
          <table:table-cell office:value-type="string" calcext:value-type="string">
            <text:p>فِيعان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ثور, <text:s/>ثيران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فيعل</text:p>
          </table:table-cell>
          <table:table-cell office:value-type="string" calcext:value-type="string">
            <text:p>فَيْعَل</text:p>
          </table:table-cell>
          <table:table-cell office:value-type="string" calcext:value-type="string">
            <text:p>unweak</text:p>
          </table:table-cell>
          <table:table-cell office:value-type="string" calcext:value-type="string">
            <text:p>unspe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َ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سيرة, <text:s/>سير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َة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شيئة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جار, <text:s/>جيران، نار, <text:s/>نيران، قاع, <text:s/>قيعان، تاج, <text:s/>تيجان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بيع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َيّ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ييت، سيد، بين، سيء، طيب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سْتَفِي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قيم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سْتَفِي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ستعين، مستقيم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حوت, <text:s/>حيتان، عود, <text:s/>عيدان، تاج, <text:s/>تيجان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فِيلان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حوت, <text:s/>حيتان، عود, <text:s/>عيدان، تاج, <text:s/>تيجان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َفِي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صير، معين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فيل</text:p>
          </table:table-cell>
          <table:table-cell office:value-type="string" calcext:value-type="string">
            <text:p>مُفِي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<text:s/>مريب، مقيم، مضيع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مَآلِ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مأثرة, <text:s/>مآث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miri" svg:font-family="Ami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</meta:initial-creator>
    <meta:creation-date>2018-11-30T11:45:30.957295642</meta:creation-date>
    <dc:date>2018-12-01T22:32:50.194082637</dc:date>
    <dc:creator>zerrouki</dc:creator>
    <meta:editing-duration>PT9H19M51S</meta:editing-duration>
    <meta:editing-cycles>1</meta:editing-cycles>
    <meta:document-statistic meta:table-count="3" meta:cell-count="9785" meta:object-count="0"/>
    <meta:generator>LibreOffice/6.1.3.2$Linux_X86_64 LibreOffice_project/10$Build-2</meta:generator>
  </office:meta>
</office:document-meta>
</file>